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44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" style:family="graphic">
      <style:graphic-properties draw:stroke="solid" svg:stroke-width="0.071cm" svg:stroke-color="#000000" draw:marker-end="msArrowOpenEnd_20_9" draw:marker-end-width="0.42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3" style:family="graphic">
      <style:graphic-properties draw:stroke="solid" svg:stroke-width="0.044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4" style:family="graphic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5" style:family="graphic">
      <style:graphic-properties draw:stroke="solid" svg:stroke-width="0.044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6" style:family="graphic">
      <style:graphic-properties draw:stroke="solid" svg:stroke-width="0.026cm" svg:stroke-color="#000000" draw:stroke-linejoin="miter" draw:fill="solid" draw:fill-color="#f8f8f8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7" style:family="graphic">
      <style:graphic-properties draw:stroke="solid" svg:stroke-width="0.079cm" svg:stroke-color="#000066" draw:stroke-linejoin="miter" draw:fill="solid" draw:fill-color="#f8f8f8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8" style:family="graphic">
      <style:graphic-properties draw:stroke="solid" svg:stroke-width="0.079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9" style:family="graphic">
      <style:graphic-properties draw:stroke="solid" svg:stroke-width="0.079cm" svg:stroke-color="#a5002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0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1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2" style:family="graphic">
      <style:graphic-properties draw:stroke="solid" svg:stroke-width="0.026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3" style:family="graphic">
      <style:graphic-properties draw:stroke="solid" svg:stroke-width="0.026cm" svg:stroke-color="#000066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4" style:family="graphic">
      <style:graphic-properties draw:stroke="solid" svg:stroke-width="0.026cm" svg:stroke-color="#000066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5" style:family="graphic">
      <style:graphic-properties draw:stroke="none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16" style:family="graphic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7" style:family="graphic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8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9" style:family="graphic">
      <style:graphic-properties draw:stroke="solid" svg:stroke-width="0.026cm" svg:stroke-color="#000000" draw:stroke-linejoin="miter" draw:fill="solid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0" style:family="graphic">
      <style:graphic-properties draw:stroke="solid" svg:stroke-width="0.071cm" svg:stroke-color="#0000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1" style:family="graphic">
      <style:graphic-properties draw:stroke="solid" svg:stroke-width="0.026cm" svg:stroke-color="#0000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2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4" style:family="graphic">
      <style:graphic-properties style:protect="size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subtitle">
      <style:graphic-properties draw:stroke="none" draw:fill="none" draw:fill-color="#f47a00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Başlık1-notes">
      <style:graphic-properties draw:stroke="none" draw:fill="none" draw:fill-color="#00cc99" draw:auto-grow-height="true" fo:min-height="11.798cm" draw:shadow-color="#808080"/>
    </style:style>
    <style:style style:name="pr4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r7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Varsayılan-notes">
      <style:graphic-properties draw:fill-color="#ffffff" fo:min-height="11.79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29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088cm" fo:margin-bottom="0cm" fo:text-indent="0cm"/>
    </style:style>
    <style:style style:name="P6" style:family="paragraph">
      <style:paragraph-properties fo:margin-left="0cm" fo:margin-right="0cm" fo:margin-top="0.088cm" fo:margin-bottom="0cm" fo:line-height="100%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617cm" fo:margin-bottom="0cm" fo:text-indent="0cm"/>
    </style:style>
    <style:style style:name="P9" style:family="paragraph">
      <style:paragraph-properties fo:margin-left="0cm" fo:margin-right="0cm" fo:margin-top="0.105cm" fo:margin-bottom="0cm" fo:text-indent="0cm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621cm" fo:margin-right="0cm" fo:margin-top="0cm" fo:margin-bottom="0cm" fo:line-height="100%" fo:text-indent="-0.621cm" style:punctuation-wrap="simple" style:line-break="normal"/>
    </style:style>
    <style:style style:name="P13" style:family="paragraph">
      <style:paragraph-properties fo:margin-left="0.621cm" fo:margin-right="0cm" fo:margin-top="0.44cm" fo:margin-bottom="0cm" fo:line-height="100%" fo:text-indent="-0.621cm">
        <style:tab-stops>
          <style:tab-stop style:position="0cm"/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</style:style>
    <style:style style:name="P14" style:family="paragraph">
      <style:paragraph-properties fo:margin-left="0.621cm" fo:margin-right="0cm" fo:margin-top="0.44cm" fo:margin-bottom="0cm" fo:text-indent="-0.621cm">
        <style:tab-stops>
          <style:tab-stop style:position="0cm"/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</style:style>
    <style:style style:name="P15" style:family="paragraph">
      <style:paragraph-properties fo:margin-left="0.621cm" fo:margin-right="0cm" fo:margin-top="0.44cm" fo:margin-bottom="0cm" fo:text-indent="-0.621cm"/>
    </style:style>
    <style:style style:name="P16" style:family="paragraph">
      <style:paragraph-properties fo:margin-left="1.565cm" fo:margin-right="0cm" fo:margin-top="0.088cm" fo:margin-bottom="0cm" fo:text-indent="-0.622cm"/>
    </style:style>
    <style:style style:name="P17" style:family="paragraph">
      <style:paragraph-properties fo:margin-left="0cm" fo:margin-right="0cm" fo:line-height="50%" fo:text-align="center" fo:text-indent="0cm"/>
    </style:style>
    <style:style style:name="P18" style:family="paragraph">
      <style:paragraph-properties fo:margin-left="1.27cm" fo:margin-right="0cm" fo:margin-top="0.088cm" fo:margin-bottom="0cm" fo:line-height="100%" fo:text-align="start" fo:text-indent="0cm" style:punctuation-wrap="simple" style:line-break="normal" style:writing-mode="lr-tb"/>
    </style:style>
    <style:style style:name="P19" style:family="paragraph">
      <style:paragraph-properties fo:margin-left="0cm" fo:margin-right="0cm" fo:margin-top="0.529cm" fo:margin-bottom="0cm" fo:line-height="90%" fo:text-indent="0cm"/>
    </style:style>
    <style:style style:name="P20" style:family="paragraph">
      <style:paragraph-properties fo:margin-left="0cm" fo:margin-right="0cm" fo:margin-top="0.088cm" fo:margin-bottom="0cm" fo:line-height="90%" fo:text-indent="0cm"/>
    </style:style>
    <style:style style:name="P21" style:family="paragraph">
      <style:paragraph-properties fo:margin-left="0cm" fo:margin-right="0cm" fo:margin-top="0.529cm" fo:margin-bottom="0cm" fo:line-height="100%" fo:text-indent="0cm"/>
    </style:style>
    <style:style style:name="P22" style:family="paragraph">
      <style:paragraph-properties fo:margin-left="1.565cm" fo:margin-right="0cm" fo:margin-top="0.088cm" fo:margin-bottom="0cm" fo:line-height="100%" fo:text-indent="-0.622cm">
        <style:tab-stops>
          <style:tab-stop style:position="0cm"/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</style:style>
    <style:style style:name="P23" style:family="paragraph">
      <style:paragraph-properties fo:margin-left="0.621cm" fo:margin-right="0cm" fo:margin-top="0.44cm" fo:margin-bottom="0cm" fo:line-height="100%" fo:text-indent="-0.621cm" style:punctuation-wrap="simple" style:line-break="normal"/>
    </style:style>
    <style:style style:name="P24" style:family="paragraph">
      <style:paragraph-properties fo:margin-left="0.621cm" fo:margin-right="0cm" fo:margin-top="0cm" fo:margin-bottom="0cm" fo:line-height="80%" fo:text-indent="-0.621cm" style:punctuation-wrap="simple" style:line-break="normal"/>
    </style:style>
    <style:style style:name="P25" style:family="paragraph">
      <style:paragraph-properties fo:margin-left="0.621cm" fo:margin-right="0cm" fo:margin-top="0cm" fo:margin-bottom="0cm" fo:line-height="120%" fo:text-indent="-0.621cm" style:punctuation-wrap="simple" style:line-break="normal"/>
    </style:style>
    <style:style style:name="P26" style:family="paragraph">
      <style:paragraph-properties fo:margin-left="0.621cm" fo:margin-right="0cm" fo:margin-top="0.44cm" fo:margin-bottom="0cm" fo:line-height="130%" fo:text-indent="-0.621cm" style:punctuation-wrap="simple" style:line-break="normal"/>
    </style:style>
    <style:style style:name="P27" style:family="paragraph">
      <style:paragraph-properties fo:margin-left="0.621cm" fo:margin-right="0cm" fo:margin-top="0.44cm" fo:margin-bottom="0cm" fo:line-height="70%" fo:text-indent="-0.621cm" style:punctuation-wrap="simple" style:line-break="normal"/>
    </style:style>
    <style:style style:name="P28" style:family="paragraph">
      <style:paragraph-properties fo:margin-left="0.621cm" fo:margin-right="0cm" fo:margin-top="0.44cm" fo:margin-bottom="0cm" fo:line-height="30%" fo:text-indent="-0.621cm" style:punctuation-wrap="simple" style:line-break="normal"/>
    </style:style>
    <style:style style:name="P29" style:family="paragraph">
      <style:paragraph-properties fo:margin-left="0.621cm" fo:margin-right="0cm" fo:margin-top="0.44cm" fo:margin-bottom="0cm" fo:line-height="50%" fo:text-indent="-0.621cm" style:punctuation-wrap="simple" style:line-break="normal"/>
    </style:style>
    <style:style style:name="P30" style:family="paragraph">
      <style:paragraph-properties fo:margin-left="0.621cm" fo:margin-right="0cm" fo:margin-top="0.44cm" fo:margin-bottom="0cm" fo:line-height="40%" fo:text-indent="-0.621cm" style:punctuation-wrap="simple" style:line-break="normal"/>
    </style:style>
    <style:style style:name="T1" style:family="text">
      <style:text-properties fo:color="#0000ff"/>
    </style:style>
    <style:style style:name="T2" style:family="text">
      <style:text-properties fo:language="en" fo:country="US"/>
    </style:style>
    <style:style style:name="T3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9" style:family="text">
      <style:text-properties fo:color="#000066" fo:font-family="'Courier New'" style:font-family-generic="modern" style:font-pitch="fixed" fo:font-weight="bold" style:font-weight-asian="bold" style:font-weight-complex="bold"/>
    </style:style>
    <style:style style:name="T10" style:family="text">
      <style:text-properties fo:color="#a50021" fo:font-family="Arial" style:font-family-generic="swiss" style:font-pitch="variable" fo:font-size="18pt" style:font-size-asian="18pt" style:font-size-complex="18pt"/>
    </style:style>
    <style:style style:name="T11" style:family="text">
      <style:text-properties fo:color="#000066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66" fo:font-family="Arial" style:font-family-generic="swiss" style:font-pitch="variable" fo:font-size="20pt" style:font-size-asian="20pt" style:font-size-complex="20pt"/>
    </style:style>
    <style:style style:name="T13" style:family="text">
      <style:text-properties fo:color="#ff0000" fo:language="en" fo:country="US"/>
    </style:style>
    <style:style style:name="T14" style:family="text">
      <style:text-properties fo:color="#ff0000" fo:font-family="Arial" style:font-family-generic="swiss" style:font-pitch="variable" fo:font-weight="bold" style:font-weight-asian="bold" style:font-weight-complex="bold"/>
    </style:style>
    <style:style style:name="T15" style:family="text">
      <style:text-properties fo:color="#f47a00" fo:language="en" fo:country="US"/>
    </style:style>
    <style:style style:name="T16" style:family="text">
      <style:text-properties fo:color="#00cc00" fo:language="en" fo:country="US"/>
    </style:style>
    <style:style style:name="T17" style:family="text">
      <style:text-properties fo:color="#f47a00" fo:font-family="Arial" style:font-family-generic="swiss" style:font-pitch="variable" fo:font-weight="bold" style:font-weight-asian="bold" style:font-weight-complex="bold"/>
    </style:style>
    <style:style style:name="T18" style:family="text">
      <style:text-properties fo:color="#00cc00" fo:font-family="Arial" style:font-family-generic="swiss" style:font-pitch="variable" fo:font-weight="bold" style:font-weight-asian="bold" style:font-weight-complex="bold"/>
    </style:style>
    <style:style style:name="T19" style:family="text">
      <style:text-properties fo:color="#0000ff" fo:language="en" fo:country="US"/>
    </style:style>
    <style:style style:name="T20" style:family="text">
      <style:text-properties fo:color="#0000ff" fo:font-family="Arial" style:font-family-generic="swiss" style:font-pitch="variable" fo:font-weight="bold" style:font-weight-asian="bold" style:font-weight-complex="bold"/>
    </style:style>
    <style:style style:name="T21" style:family="text">
      <style:text-properties fo:color="#cc0099"/>
    </style:style>
    <style:style style:name="T22" style:family="text">
      <style:text-properties fo:color="#cc0099" fo:font-family="Arial" style:font-family-generic="swiss" style:font-pitch="variable" fo:font-weight="bold" style:font-weight-asian="bold" style:font-weight-complex="bold"/>
    </style:style>
    <style:style style:name="T23" style:family="text">
      <style:text-properties fo:color="#000000" fo:language="en" fo:country="US"/>
    </style:style>
    <style:style style:name="T24" style:family="text">
      <style:text-properties fo:color="#cc0099" fo:language="en" fo:country="US"/>
    </style:style>
    <style:style style:name="T25" style:family="text">
      <style:text-properties fo:color="#0000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26" style:family="text">
      <style:text-properties fo:color="#ffcc66" fo:font-family="Arial" style:font-family-generic="swiss" style:font-pitch="variable" fo:font-weight="bold" style:font-weight-asian="bold" style:font-weight-complex="bold"/>
    </style:style>
    <style:style style:name="T27" style:family="text">
      <style:text-properties fo:color="#ff0000"/>
    </style:style>
    <style:style style:name="T28" style:family="text">
      <style:text-properties fo:color="#ff00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29" style:family="text">
      <style:text-properties fo:color="#f47a00"/>
    </style:style>
    <style:style style:name="T30" style:family="text">
      <style:text-properties fo:color="#f47a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1" style:family="text">
      <style:text-properties fo:color="#00cc00"/>
    </style:style>
    <style:style style:name="T32" style:family="text">
      <style:text-properties fo:color="#00cc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3" style:family="text">
      <style:text-properties fo:color="#0000ff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4" style:family="text">
      <style:text-properties fo:color="#cc0099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5" style:family="text">
      <style:text-properties fo:color="#000000" fo:font-family="'Courier New'" style:font-family-generic="modern" style:font-pitch="fixed" fo:language="en" fo:country="US" fo:font-weight="bold" style:font-weight-asian="bold" style:font-weight-complex="bold"/>
    </style:style>
    <style:style style:name="T36" style:family="text">
      <style:text-properties fo:color="#f47a00" fo:font-family="'Courier New'" style:font-family-generic="modern" style:font-pitch="fixed" fo:language="en" fo:country="US" fo:font-weight="bold" style:font-weight-asian="bold" style:font-weight-complex="bold"/>
    </style:style>
    <style:style style:name="T37" style:family="text">
      <style:text-properties fo:color="#00cc00" fo:font-family="'Courier New'" style:font-family-generic="modern" style:font-pitch="fixed" fo:language="en" fo:country="US" fo:font-weight="bold" style:font-weight-asian="bold" style:font-weight-complex="bold"/>
    </style:style>
    <style:style style:name="T38" style:family="text">
      <style:text-properties fo:color="#cc0099" fo:font-family="'Courier New'" style:font-family-generic="modern" style:font-pitch="fixed" fo:language="en" fo:country="US" fo:font-weight="bold" style:font-weight-asian="bold" style:font-weight-complex="bold"/>
    </style:style>
    <style:style style:name="T39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style:style style:name="T40" style:family="text">
      <style:text-properties fo:color="#000066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41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42" style:family="text">
      <style:text-properties fo:color="#a50021" fo:font-family="Arial" style:font-family-generic="swiss" style:font-pitch="variable" fo:font-size="20pt" style:font-size-asian="20pt" style:font-size-complex="20pt"/>
    </style:style>
    <style:style style:name="T43" style:family="text">
      <style:text-properties fo:font-family="Arial" style:font-family-generic="swiss" style:font-pitch="variable" fo:font-size="18pt" style:font-size-asian="18pt" style:font-size-complex="18pt"/>
    </style:style>
    <style:style style:name="T44" style:family="text">
      <style:text-properties fo:font-family="'Courier New'" style:font-family-generic="modern" style:font-pitch="fixed" fo:font-size="96pt" style:font-size-asian="96pt" style:font-size-complex="96pt"/>
    </style:style>
    <style:style style:name="T45" style:family="text">
      <style:text-properties fo:font-family="Arial" style:font-family-generic="swiss" style:font-pitch="variable"/>
    </style:style>
    <style:style style:name="T4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7" style:family="text">
      <style:text-properties fo:font-family="Symbol" style:font-family-generic="roman" style:font-pitch="variable" style:font-charset="x-symbol" fo:language="en" fo:country="US"/>
    </style:style>
    <style:style style:name="T48" style:family="text">
      <style:text-properties fo:font-family="Helvetica" style:font-family-generic="swiss" style:font-pitch="variable" fo:font-style="italic" style:font-style-asian="italic" style:font-style-complex="italic"/>
    </style:style>
    <style:style style:name="T49" style:family="text">
      <style:text-properties fo:font-family="Helvetica" style:font-family-generic="swiss" style:font-pitch="variable"/>
    </style:style>
    <style:style style:name="T50" style:family="text">
      <style:text-properties fo:font-family="Helvetica" style:font-family-generic="swiss" style:font-pitch="variable" fo:font-size="18pt" style:font-size-asian="18pt" style:font-size-complex="18pt"/>
    </style:style>
    <style:style style:name="T51" style:family="text"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52" style:family="text"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53" style:family="text">
      <style:text-properties fo:language="en" fo:country="US" fo:font-weight="bold" style:font-weight-asian="bold" style:font-weight-complex="bold"/>
    </style:style>
    <style:style style:name="T54" style:family="text">
      <style:text-properties fo:color="#000000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55" style:family="text">
      <style:text-properties fo:color="#ff0000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621cm"/>
        <style:text-properties fo:font-family="Helvetica" style:font-family-generic="swiss" style:font-pitch="variable" fo:color="#f47a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2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cc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621cm"/>
        <style:text-properties fo:font-family="Helvetica" style:font-family-generic="swiss" style:font-pitch="variable" fo:color="#ff00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8">
      <text:list-level-style-bullet text:level="1" text:bullet-char="•">
        <style:list-level-properties text:min-label-width="0.621cm"/>
        <style:text-properties fo:font-family="Helvetica" style:font-family-generic="swiss" style:font-pitch="variable" fo:color="#cc0099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39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3">
      <text:list-level-style-bullet text:level="1" text:bullet-char="•">
        <style:list-level-properties text:min-label-width="0.621cm"/>
        <style:text-properties fo:font-family="'Courier New'" style:font-family-generic="modern" style:font-pitch="fixed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ff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5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f47a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6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cc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7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ff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8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cc0099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</office:automatic-styles>
  <office:body>
    <office:presentation>
      <draw:page draw:name="Memory Allocation" draw:style-name="dp1" draw:master-page-name="Başlık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Memory Allocation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Professor Jennifer Rexford</text:p>
                <text:p text:style-name="P3">COS 217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Goals for Today’s Lectur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Goals for Today’s Lectur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2">Behind the scenes of running a program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de, executable, and process</text:span></text:p>
                  </text:list-item>
                  <text:list-item>
                    <text:p text:style-name="P5"><text:span text:style-name="T2">Main memory vs. virtual memor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Memory layout for UNIX processes, and relationship to C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Text: code and constant data</text:span></text:p>
                  </text:list-item>
                  <text:list-item>
                    <text:p text:style-name="P5"><text:span text:style-name="T2">Data: initialized global and static variables</text:span></text:p>
                  </text:list-item>
                  <text:list-item>
                    <text:p text:style-name="P5"><text:span text:style-name="T2">BSS: uninitialized global and static variables</text:span></text:p>
                  </text:list-item>
                  <text:list-item>
                    <text:p text:style-name="P5"><text:span text:style-name="T2">Heap: dynamic memory</text:span></text:p>
                  </text:list-item>
                  <text:list-item>
                    <text:p text:style-name="P5"><text:span text:style-name="T2">Stack: local variabl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 functions for memory manageme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alloc</text:span><text:span text:style-name="T2">: allocate memory from the heap</text:span></text:p>
                  </text:list-item>
                  <text:list-item>
                    <text:p text:style-name="P6"><text:span text:style-name="T3">free</text:span><text:span text:style-name="T2">: deallocate memory from the heap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de vs. Executable vs. Proces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Code vs. Executable vs. Process</text:p>
              </text:list-header>
            </text:list>
          </draw:text-box>
        </draw:frame>
        <draw:frame presentation:style-name="pr5" draw:text-style-name="P2" draw:layer="layout" svg:width="15.24cm" svg:height="15.24cm" svg:x="1.27cm" svg:y="3.387cm" presentation:class="outline" presentation:user-transformed="true">
          <draw:text-box>
            <text:list text:style-name="L3">
              <text:list-item>
                <text:p text:style-name="P3">C source code</text:p>
              </text:list-item>
            </text:list>
            <text:list text:style-name="L4">
              <text:list-item>
                <text:list>
                  <text:list-item>
                    <text:p text:style-name="P5">C statements organized into functions</text:p>
                  </text:list-item>
                  <text:list-item>
                    <text:p text:style-name="P5">Stored as a collection of files (.c and .h)</text:p>
                  </text:list-item>
                </text:list>
              </text:list-item>
            </text:list>
            <text:list text:style-name="L3">
              <text:list-item>
                <text:p text:style-name="P3">Executable module</text:p>
              </text:list-item>
            </text:list>
            <text:list text:style-name="L4">
              <text:list-item>
                <text:list>
                  <text:list-item>
                    <text:p text:style-name="P5">Binary image generated by compiler</text:p>
                  </text:list-item>
                  <text:list-item>
                    <text:p text:style-name="P5">Stored as a file (e.g., <text:span text:style-name="T4">a.out</text:span>)</text:p>
                  </text:list-item>
                </text:list>
              </text:list-item>
            </text:list>
            <text:list text:style-name="L3">
              <text:list-item>
                <text:p text:style-name="P3">Process</text:p>
              </text:list-item>
            </text:list>
            <text:list text:style-name="L4">
              <text:list-item>
                <text:list>
                  <text:list-item>
                    <text:p text:style-name="P5">Instance of a program that is executing</text:p>
                    <text:list>
                      <text:list-item>
                        <text:p text:style-name="P5">With its own address space in memory</text:p>
                      </text:list-item>
                      <text:list-item>
                        <text:p text:style-name="P5">With its own id and execution state</text:p>
                      </text:list-item>
                    </text:list>
                  </text:list-item>
                  <text:list-item>
                    <text:p text:style-name="P5">Managed by the operating system</text:p>
                  </text:list-item>
                </text:list>
              </text:list-item>
            </text:list>
          </draw:text-box>
        </draw:frame>
        <draw:g>
          <draw:custom-shape draw:style-name="gr1" draw:text-style-name="P2" draw:layer="layout" svg:width="5.503cm" svg:height="1.693cm" svg:x="17.568cm" svg:y="4.44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2" draw:layer="layout" svg:width="5.504cm" svg:height="1.694cm" svg:x="17.356cm" svg:y="4.86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" draw:text-style-name="P2" draw:layer="layout" svg:width="5.503cm" svg:height="1.693cm" svg:x="17.145cm" svg:y="5.29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2" draw:text-style-name="P7" draw:layer="layout" svg:x1="19.685cm" svg:y1="6.985cm" svg:x2="19.685cm" svg:y2="8.89cm">
            <text:p/>
          </draw:line>
          <draw:custom-shape draw:style-name="gr3" draw:text-style-name="P2" draw:layer="layout" svg:width="6.138cm" svg:height="1.693cm" svg:x="16.933cm" svg:y="8.89cm">
            <text:list text:style-name="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316cm" svg:height="1.277cm" svg:x="17.78cm" svg:y="9.102cm">
            <text:list text:style-name="L5">
              <text:list-header>
                <text:p text:style-name="P4"><text:span text:style-name="T5">executab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5.535cm" svg:height="1.277cm" svg:x="17.109cm" svg:y="5.292cm">
            <text:list text:style-name="L5">
              <text:list-header>
                <text:p text:style-name="P4"><text:span text:style-name="T5">C source 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" draw:text-style-name="P7" draw:layer="layout" svg:x1="19.685cm" svg:y1="10.583cm" svg:x2="19.685cm" svg:y2="13.123cm">
            <text:p/>
          </draw:line>
          <draw:custom-shape draw:style-name="gr5" draw:text-style-name="P2" draw:layer="layout" svg:width="6.138cm" svg:height="1.694cm" svg:x="16.933cm" svg:y="13.123cm">
            <text:list text:style-name="">
              <text:list-header>
                <text:p text:style-name="P1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186cm" svg:height="1.277cm" svg:x="18.418cm" svg:y="13.335cm">
            <text:list text:style-name="L5">
              <text:list-header>
                <text:p text:style-name="P4"><text:span text:style-name="T5">proc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.935cm" svg:height="1.277cm" svg:x="20.321cm" svg:y="7.197cm">
            <text:list text:style-name="L5">
              <text:list-header>
                <text:p text:style-name="P4">compiling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.139cm" svg:height="1.277cm" svg:x="20.533cm" svg:y="11.007cm">
            <text:list text:style-name="L5">
              <text:list-header>
                <text:p text:style-name="P4">running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428cm" svg:height="10.072cm" svg:x="3.545cm" svg:y="1.967cm" draw:page-number="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ain Memory on a Computer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ain Memory on a Computer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8"><text:span text:style-name="T6">What is main memory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Storage for variables, data, code, etc.</text:span></text:p>
                  </text:list-item>
                  <text:list-item>
                    <text:p text:style-name="P9"><text:span text:style-name="T7">May be shared among many processes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3.81cm" svg:height="2.116cm" svg:x="2.328cm" svg:y="11.007cm">
          <text:list text:style-name="L6">
            <text:list-header>
              <text:p text:style-name="P10"><text:span text:style-name="T8">CP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2.117cm" svg:x="2.328cm" svg:y="13.758cm">
          <text:list text:style-name="L7">
            <text:list-header>
              <text:p text:style-name="P10"><text:span text:style-name="T9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117cm" svg:x="7.62cm" svg:y="13.335cm">
          <text:list text:style-name="L6">
            <text:list-header>
              <text:p text:style-name="P10"><text:span text:style-name="T8">Dis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7" draw:layer="layout" svg:x1="3.175cm" svg:y1="13.757cm" svg:x2="3.175cm" svg:y2="13.122cm">
          <text:p/>
        </draw:line>
        <draw:line draw:style-name="gr9" draw:text-style-name="P7" draw:layer="layout" svg:x1="6.138cm" svg:y1="12.065cm" svg:x2="16.51cm" svg:y2="12.065cm">
          <text:p/>
        </draw:line>
        <draw:custom-shape draw:style-name="gr6" draw:text-style-name="P2" draw:layer="layout" svg:width="3.81cm" svg:height="2.117cm" svg:x="7.62cm" svg:y="8.678cm">
          <text:list text:style-name="L6">
            <text:list-header>
              <text:p text:style-name="P10"><text:span text:style-name="T8">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117cm" svg:x="12.277cm" svg:y="13.335cm">
          <text:list text:style-name="L6">
            <text:list-header>
              <text:p text:style-name="P10"><text:span text:style-name="T8">Vide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117cm" svg:x="12.277cm" svg:y="8.678cm">
          <text:list text:style-name="L6">
            <text:list-header>
              <text:p text:style-name="P10"><text:span text:style-name="T8">Audi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.525cm" svg:y1="10.795cm" svg:x2="9.525cm" svg:y2="13.335cm">
          <text:p/>
        </draw:line>
        <draw:line draw:style-name="gr9" draw:text-style-name="P7" draw:layer="layout" svg:x1="14.182cm" svg:y1="10.795cm" svg:x2="14.182cm" svg:y2="13.335cm">
          <text:p/>
        </draw:line>
        <draw:custom-shape draw:style-name="gr10" draw:text-style-name="P2" draw:layer="layout" svg:width="3.11cm" svg:height="1.023cm" svg:x="6.356cm" svg:y="11.218cm">
          <text:list text:style-name="L8">
            <text:list-header>
              <text:p text:style-name="P10"><text:span text:style-name="T10">Data B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7" draw:layer="layout" svg:x1="5.08cm" svg:y1="13.757cm" svg:x2="5.08cm" svg:y2="13.122cm">
          <text:p/>
        </draw:line>
        <presentation:notes draw:style-name="dp2">
          <draw:page-thumbnail draw:layer="layout" svg:width="13.428cm" svg:height="10.072cm" svg:x="3.545cm" svg:y="1.967cm" draw:page-number="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Virtual Memory for a Proces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Virtual Memory for a Proces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What is virtual memory?</text:p>
              </text:list-item>
            </text:list>
            <text:list text:style-name="L4">
              <text:list-item>
                <text:list>
                  <text:list-item>
                    <text:p text:style-name="P5">Contiguous addressable memory space for a single process</text:p>
                  </text:list-item>
                  <text:list-item>
                    <text:p text:style-name="P5">May be swapped into physical memory from disk in pages</text:p>
                  </text:list-item>
                  <text:list-item>
                    <text:p text:style-name="P5">Let’s you pretend each process has its own contiguous memory 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4.868cm" svg:height="10.16cm" svg:x="19.262cm" svg:y="8.04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91cm" svg:height="1.023cm" svg:x="18.159cm" svg:y="7.654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mirror-vertical="true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296cm" svg:height="2.802cm" svg:x="20.107cm" svg:y="10.583cm">
          <text:list text:style-name="L9">
            <text:list-header>
              <text:p text:style-name="P10"><text:span text:style-name="T12">Virtual </text:span></text:p>
              <text:p text:style-name="P10"><text:span text:style-name="T12">Address </text:span></text:p>
              <text:p text:style-name="P10"><text:span text:style-name="T12">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3.81cm" svg:height="2.116cm" svg:x="2.328cm" svg:y="11.007cm">
          <text:list text:style-name="L6">
            <text:list-header>
              <text:p text:style-name="P10"><text:span text:style-name="T8">CP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2.117cm" svg:x="2.328cm" svg:y="13.758cm">
          <text:list text:style-name="L7">
            <text:list-header>
              <text:p text:style-name="P10"><text:span text:style-name="T9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117cm" svg:x="7.62cm" svg:y="13.335cm">
          <text:list text:style-name="L6">
            <text:list-header>
              <text:p text:style-name="P10"><text:span text:style-name="T8">Dis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7" draw:layer="layout" svg:x1="3.175cm" svg:y1="13.757cm" svg:x2="3.175cm" svg:y2="13.122cm">
          <text:p/>
        </draw:line>
        <draw:line draw:style-name="gr9" draw:text-style-name="P7" draw:layer="layout" svg:x1="6.138cm" svg:y1="12.065cm" svg:x2="16.51cm" svg:y2="12.065cm">
          <text:p/>
        </draw:line>
        <draw:custom-shape draw:style-name="gr6" draw:text-style-name="P2" draw:layer="layout" svg:width="3.81cm" svg:height="2.117cm" svg:x="7.62cm" svg:y="8.678cm">
          <text:list text:style-name="L6">
            <text:list-header>
              <text:p text:style-name="P10"><text:span text:style-name="T8">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117cm" svg:x="12.277cm" svg:y="13.335cm">
          <text:list text:style-name="L6">
            <text:list-header>
              <text:p text:style-name="P10"><text:span text:style-name="T8">Vide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2.117cm" svg:x="12.277cm" svg:y="8.678cm">
          <text:list text:style-name="L6">
            <text:list-header>
              <text:p text:style-name="P10"><text:span text:style-name="T8">Audi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7" draw:layer="layout" svg:x1="9.525cm" svg:y1="10.795cm" svg:x2="9.525cm" svg:y2="13.335cm">
          <text:p/>
        </draw:line>
        <draw:line draw:style-name="gr9" draw:text-style-name="P7" draw:layer="layout" svg:x1="14.182cm" svg:y1="10.795cm" svg:x2="14.182cm" svg:y2="13.335cm">
          <text:p/>
        </draw:line>
        <draw:custom-shape draw:style-name="gr10" draw:text-style-name="P2" draw:layer="layout" svg:width="3.11cm" svg:height="1.023cm" svg:x="6.356cm" svg:y="11.218cm">
          <text:list text:style-name="L8">
            <text:list-header>
              <text:p text:style-name="P10"><text:span text:style-name="T10">Data B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7" draw:layer="layout" svg:x1="3.387cm" svg:y1="13.335cm" svg:x2="2.963cm" svg:y2="13.547cm">
          <text:p/>
        </draw:line>
        <draw:custom-shape draw:style-name="gr10" draw:text-style-name="P2" draw:layer="layout" svg:width="1.264cm" svg:height="1.023cm" svg:x="3.178cm" svg:y="12.951cm">
          <text:list text:style-name="L7">
            <text:list-header>
              <text:p text:style-name="P10"><text:span text:style-name="T11">3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7" draw:layer="layout" svg:x1="5.292cm" svg:y1="13.295cm" svg:x2="4.868cm" svg:y2="13.507cm">
          <text:p/>
        </draw:line>
        <draw:custom-shape draw:style-name="gr10" draw:text-style-name="P2" draw:layer="layout" svg:width="1.264cm" svg:height="1.023cm" svg:x="5.083cm" svg:y="12.912cm">
          <text:list text:style-name="L7">
            <text:list-header>
              <text:p text:style-name="P10"><text:span text:style-name="T11">3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7" draw:layer="layout" svg:x1="5.08cm" svg:y1="13.757cm" svg:x2="5.08cm" svg:y2="13.122cm">
          <text:p/>
        </draw:line>
        <presentation:notes draw:style-name="dp2">
          <draw:page-thumbnail draw:layer="layout" svg:width="13.428cm" svg:height="10.072cm" svg:x="3.545cm" svg:y="1.967cm" draw:page-number="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to Store: Code and Constant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What to Store: Code and Constants</text:p>
              </text:list-header>
            </text:list>
          </draw:text-box>
        </draw:frame>
        <draw:frame presentation:style-name="pr7" draw:text-style-name="P2" draw:layer="layout" svg:width="23.495cm" svg:height="11.43cm" svg:x="1.269cm" svg:y="3.387cm" presentation:class="outline" presentation:user-transformed="true">
          <draw:text-box>
            <text:list text:style-name="L3">
              <text:list-item>
                <text:p text:style-name="P3"><text:span text:style-name="T2">Executable code and constant dat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Program binary, and any shared libraries it loads</text:span></text:p>
                  </text:list-item>
                  <text:list-item>
                    <text:p text:style-name="P5"><text:span text:style-name="T2">Necessary for OS to read the command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OS knows everything in advanc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Knows amount of space needed</text:span></text:p>
                  </text:list-item>
                  <text:list-item>
                    <text:p text:style-name="P5"><text:span text:style-name="T2">Knows the contents of the memor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Known as the </text:span><text:span text:style-name="T13">“text”</text:span><text:span text:style-name="T2"> segment</text:span></text:p>
              </text:list-item>
              <text:list-item>
                <text:p text:style-name="P3"><text:span text:style-name="T2">Note: Some systems (e.g., hats) store </text:span><text:span text:style-name="T2"><text:line-break/></text:span><text:span text:style-name="T2">some constants in “rodata” section</text:span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8.255cm" svg:x2="24.13cm" svg:y2="8.255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to Store: “Static” Data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What to Store: “Static” Data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2">Variables that exist for the entire program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Global variables, and “static” local variables</text:span></text:p>
                  </text:list-item>
                  <text:list-item>
                    <text:p text:style-name="P5"><text:span text:style-name="T2">Amount of space required is known in advance</text:span></text:p>
                  </text:list-item>
                </text:list>
              </text:list-item>
            </text:list>
            <text:list text:style-name="L11">
              <text:list-item>
                <text:p text:style-name="P3"><text:span text:style-name="T15">Data</text:span><text:span text:style-name="T2">: initialized in the code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nitial value specified by the programmer</text:span></text:p>
                    <text:list>
                      <text:list-item>
                        <text:p text:style-name="P5"><text:span text:style-name="T2">E.g., “</text:span><text:span text:style-name="T3">int x = 97</text:span><text:span text:style-name="T2">;”</text:span></text:p>
                      </text:list-item>
                    </text:list>
                  </text:list-item>
                  <text:list-item>
                    <text:p text:style-name="P5"><text:span text:style-name="T2">Memory is initialized with this value</text:span></text:p>
                  </text:list-item>
                </text:list>
              </text:list-item>
            </text:list>
            <text:list text:style-name="L12">
              <text:list-item>
                <text:p text:style-name="P3"><text:span text:style-name="T16">BSS</text:span><text:span text:style-name="T2">: not initialized in the code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nitial value not specified</text:span></text:p>
                    <text:list>
                      <text:list-item>
                        <text:p text:style-name="P5"><text:span text:style-name="T2">E.g., “</text:span><text:span text:style-name="T3">int x</text:span><text:span text:style-name="T2">;”</text:span></text:p>
                      </text:list-item>
                    </text:list>
                  </text:list-item>
                  <text:list-item>
                    <text:p text:style-name="P5"><text:span text:style-name="T2">All memory initialized to 0 (on most OS’s)</text:span></text:p>
                  </text:list-item>
                  <text:list-item>
                    <text:p text:style-name="P5"><text:span text:style-name="T2">BSS <text:s/>stands for “Block Started by Symbol”</text:span>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3">
            <text:list-header>
              <text:p text:style-name="P10"><text:span text:style-name="T1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to Store: Dynamic Memory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What to Store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2">Memory allocated while program is running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E.g., allocated using the </text:span><text:span text:style-name="T3">malloc()</text:span><text:span text:style-name="T2"> function </text:span></text:p>
                    <text:list>
                      <text:list-item>
                        <text:p text:style-name="P5"><text:span text:style-name="T2">And deallocated using the </text:span><text:span text:style-name="T3">free()</text:span><text:span text:style-name="T2"> func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OS knows nothing in advanc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Doesn’t know the amount of space</text:span></text:p>
                  </text:list-item>
                  <text:list-item>
                    <text:p text:style-name="P5"><text:span text:style-name="T2">Doesn’t know the conten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o, need to allow room to grow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Known as the </text:span><text:span text:style-name="T19">“heap”</text:span></text:p>
                  </text:list-item>
                  <text:list-item>
                    <text:p text:style-name="P5"><text:span text:style-name="T2">Detailed example in a few slides</text:span></text:p>
                  </text:list-item>
                  <text:list-item>
                    <text:p text:style-name="P5"><text:span text:style-name="T2">More in programming assignment #4</text:span></text:p>
                    <text:list>
                      <text:list-header>
                        <text:p text:style-name="P5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3">
            <text:list-header>
              <text:p text:style-name="P10"><text:span text:style-name="T1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2.7cm" svg:x2="24.13cm" svg:y2="12.7cm">
          <text:p/>
        </draw:line>
        <draw:custom-shape draw:style-name="gr10" draw:text-style-name="P2" draw:layer="layout" svg:width="2.568cm" svg:height="1.277cm" svg:x="20.125cm" svg:y="10.844cm">
          <text:list text:style-name="L15">
            <text:list-header>
              <text:p text:style-name="P10"><text:span text:style-name="T20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presentation:notes draw:style-name="dp2">
          <draw:page-thumbnail draw:layer="layout" svg:width="13.428cm" svg:height="10.072cm" svg:x="3.545cm" svg:y="1.967cm" draw:page-number="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to Store: Temporary Variable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What to Store: Temporary Variable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Temporary memory during lifetime of a function or block</text:p>
              </text:list-item>
            </text:list>
            <text:list text:style-name="L4">
              <text:list-item>
                <text:list>
                  <text:list-item>
                    <text:p text:style-name="P5">Storage for function parameters and local variables</text:p>
                  </text:list-item>
                </text:list>
              </text:list-item>
            </text:list>
            <text:list text:style-name="L3">
              <text:list-item>
                <text:p text:style-name="P3">Need to support nested function calls</text:p>
              </text:list-item>
            </text:list>
            <text:list text:style-name="L4">
              <text:list-item>
                <text:list>
                  <text:list-item>
                    <text:p text:style-name="P5">One function calls another, and so on</text:p>
                  </text:list-item>
                  <text:list-item>
                    <text:p text:style-name="P5">Store the variables of calling function</text:p>
                  </text:list-item>
                  <text:list-item>
                    <text:p text:style-name="P5">Know where to return when done</text:p>
                  </text:list-item>
                </text:list>
              </text:list-item>
            </text:list>
            <text:list text:style-name="L3">
              <text:list-item>
                <text:p text:style-name="P3">So, must allow room to grow</text:p>
              </text:list-item>
            </text:list>
            <text:list text:style-name="L4">
              <text:list-item>
                <text:list>
                  <text:list-item>
                    <text:p text:style-name="P5">Known as the <text:span text:style-name="T21">“stack”</text:span></text:p>
                  </text:list-item>
                  <text:list-item>
                    <text:p text:style-name="P5">Push on the stack as new function is called</text:p>
                  </text:list-item>
                  <text:list-item>
                    <text:p text:style-name="P5">Pop off the stack as the function ends</text:p>
                  </text:list-item>
                </text:list>
              </text:list-item>
            </text:list>
            <text:list text:style-name="L3">
              <text:list-item>
                <text:p text:style-name="P3">Detailed example later on</text:p>
              </text:list-item>
            </text:list>
            <text:list text:style-name="L4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3">
            <text:list-header>
              <text:p text:style-name="P10"><text:span text:style-name="T1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2.7cm" svg:x2="24.13cm" svg:y2="12.7cm">
          <text:p/>
        </draw:line>
        <draw:custom-shape draw:style-name="gr10" draw:text-style-name="P2" draw:layer="layout" svg:width="2.568cm" svg:height="1.277cm" svg:x="20.125cm" svg:y="10.844cm">
          <text:list text:style-name="L15">
            <text:list-header>
              <text:p text:style-name="P10"><text:span text:style-name="T20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2" draw:text-style-name="P7" draw:layer="layout" svg:x1="19.262cm" svg:y1="16.298cm" svg:x2="24.13cm" svg:y2="16.298cm">
          <text:p/>
        </draw:line>
        <draw:custom-shape draw:style-name="gr10" draw:text-style-name="P2" draw:layer="layout" svg:width="2.758cm" svg:height="1.277cm" svg:x="20.028cm" svg:y="16.51cm">
          <text:list text:style-name="L16">
            <text:list-header>
              <text:p text:style-name="P10"><text:span text:style-name="T2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7" draw:layer="layout" svg:x1="21.59cm" svg:y1="15.452cm" svg:x2="21.59cm" svg:y2="16.298cm">
          <text:p/>
        </draw:line>
        <presentation:notes draw:style-name="dp2">
          <draw:page-thumbnail draw:layer="layout" svg:width="13.428cm" svg:height="10.072cm" svg:x="3.545cm" svg:y="1.967cm" draw:page-number="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: Summary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emory Layout: Summa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7">
              <text:list-item>
                <text:p text:style-name="P3"><text:span text:style-name="T13">Text</text:span><text:span text:style-name="T23">: code, constant data</text:span></text:p>
              </text:list-item>
            </text:list>
            <text:list text:style-name="L11">
              <text:list-item>
                <text:p text:style-name="P3"><text:span text:style-name="T15">Data</text:span><text:span text:style-name="T23">: initialized global &amp; static variables</text:span></text:p>
              </text:list-item>
            </text:list>
            <text:list text:style-name="L12">
              <text:list-item>
                <text:p text:style-name="P3"><text:span text:style-name="T16">BSS</text:span><text:span text:style-name="T23">: uninitialized global &amp; static variables</text:span></text:p>
              </text:list-item>
            </text:list>
            <text:list text:style-name="L3">
              <text:list-item>
                <text:p text:style-name="P3"><text:span text:style-name="T2">Heap</text:span><text:span text:style-name="T23">: dynamic memory</text:span></text:p>
              </text:list-item>
            </text:list>
            <text:list text:style-name="L18">
              <text:list-item>
                <text:p text:style-name="P3"><text:span text:style-name="T24">Stack</text:span><text:span text:style-name="T23">: local variables</text:span></text:p>
              </text:list-item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3">
            <text:list-header>
              <text:p text:style-name="P10"><text:span text:style-name="T1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2.7cm" svg:x2="24.13cm" svg:y2="12.7cm">
          <text:p/>
        </draw:line>
        <draw:custom-shape draw:style-name="gr10" draw:text-style-name="P2" draw:layer="layout" svg:width="2.568cm" svg:height="1.277cm" svg:x="20.125cm" svg:y="10.844cm">
          <text:list text:style-name="L15">
            <text:list-header>
              <text:p text:style-name="P10"><text:span text:style-name="T20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2" draw:text-style-name="P7" draw:layer="layout" svg:x1="19.262cm" svg:y1="16.298cm" svg:x2="24.13cm" svg:y2="16.298cm">
          <text:p/>
        </draw:line>
        <draw:custom-shape draw:style-name="gr10" draw:text-style-name="P2" draw:layer="layout" svg:width="2.758cm" svg:height="1.277cm" svg:x="20.028cm" svg:y="16.51cm">
          <text:list text:style-name="L16">
            <text:list-header>
              <text:p text:style-name="P10"><text:span text:style-name="T2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7" draw:layer="layout" svg:x1="21.59cm" svg:y1="15.452cm" svg:x2="21.59cm" svg:y2="16.298cm">
          <text:p/>
        </draw:line>
        <presentation:notes draw:style-name="dp2">
          <draw:page-thumbnail draw:layer="layout" svg:width="13.428cm" svg:height="10.072cm" svg:x="3.545cm" svg:y="1.967cm" draw:page-number="1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emory Layout Example</text:p>
              </text:list-header>
            </text:list>
          </draw:text-box>
        </draw:frame>
        <draw:custom-shape draw:style-name="gr15" draw:text-style-name="P2" draw:layer="layout" svg:width="14.393cm" svg:height="13.97cm" svg:x="1.905cm" svg:y="4.022cm">
          <text:list text:style-name="L6">
            <text:list-header>
              <text:p text:style-name="P12"><text:span text:style-name="T25">char* string = “hello”;</text:span></text:p>
              <text:p text:style-name="P12"><text:span text:style-name="T25">int iSize;</text:span></text:p>
              <text:p text:style-name="P12"><text:span text:style-name="T25"/></text:p>
              <text:p text:style-name="P12"><text:span text:style-name="T25">char* f(void)</text:span></text:p>
              <text:p text:style-name="P12"><text:span text:style-name="T25">{</text:span></text:p>
              <text:p text:style-name="P12"><text:span text:style-name="T25"><text:s text:c="4"/></text:span><text:span text:style-name="T25">char* p;</text:span></text:p>
              <text:p text:style-name="P12"><text:span text:style-name="T25"><text:s text:c="4"/></text:span><text:span text:style-name="T25">iSize = 8;</text:span></text:p>
              <text:p text:style-name="P12"><text:span text:style-name="T25"><text:s text:c="4"/></text:span><text:span text:style-name="T25">p = malloc(iSize);</text:span></text:p>
              <text:p text:style-name="P12"><text:span text:style-name="T25"><text:s text:c="4"/></text:span><text:span text:style-name="T25">return p;</text:span></text:p>
              <text:p text:style-name="P12"><text:span text:style-name="T2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9">
            <text:list-header>
              <text:p text:style-name="P10"><text:span text:style-name="T2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758cm" svg:height="1.277cm" svg:x="20.028cm" svg:y="16.347cm">
          <text:list text:style-name="L16">
            <text:list-header>
              <text:p text:style-name="P10"><text:span text:style-name="T2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68cm" svg:height="1.277cm" svg:x="20.125cm" svg:y="10.844cm">
          <text:list text:style-name="L15">
            <text:list-header>
              <text:p text:style-name="P10"><text:span text:style-name="T20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presentation:notes draw:style-name="dp2">
          <draw:page-thumbnail draw:layer="layout" svg:width="13.428cm" svg:height="10.072cm" svg:x="3.545cm" svg:y="1.967cm" draw:page-number="1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: Text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emory Layout Example: <text:span text:style-name="T27">Text</text:span></text:p>
              </text:list-header>
            </text:list>
          </draw:text-box>
        </draw:frame>
        <draw:custom-shape draw:style-name="gr15" draw:text-style-name="P2" draw:layer="layout" svg:width="14.393cm" svg:height="13.97cm" svg:x="1.905cm" svg:y="4.022cm">
          <text:list text:style-name="L6">
            <text:list-header>
              <text:p text:style-name="P12"><text:span text:style-name="T25">char* string = </text:span><text:span text:style-name="T28">“hello”</text:span><text:span text:style-name="T25">;</text:span></text:p>
              <text:p text:style-name="P12"><text:span text:style-name="T25">int iSize;</text:span></text:p>
              <text:p text:style-name="P12"><text:span text:style-name="T25"/></text:p>
            </text:list-header>
          </text:list>
          <text:list text:style-name="L20">
            <text:list-header>
              <text:p text:style-name="P12"><text:span text:style-name="T28">char* f(void)</text:span></text:p>
              <text:p text:style-name="P12"><text:span text:style-name="T28">{</text:span></text:p>
              <text:p text:style-name="P12"><text:span text:style-name="T28"><text:s text:c="4"/></text:span><text:span text:style-name="T28">char* p;</text:span></text:p>
              <text:p text:style-name="P12"><text:span text:style-name="T28"><text:s text:c="4"/></text:span><text:span text:style-name="T28">iSize = 8;</text:span></text:p>
              <text:p text:style-name="P12"><text:span text:style-name="T28"><text:s text:c="4"/></text:span><text:span text:style-name="T28">p = malloc(iSize);</text:span></text:p>
              <text:p text:style-name="P12"><text:span text:style-name="T28"><text:s text:c="4"/></text:span><text:span text:style-name="T28">return p;</text:span></text:p>
              <text:p text:style-name="P12"><text:span text:style-name="T28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9">
            <text:list-header>
              <text:p text:style-name="P10"><text:span text:style-name="T2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758cm" svg:height="1.277cm" svg:x="20.028cm" svg:y="16.347cm">
          <text:list text:style-name="L16">
            <text:list-header>
              <text:p text:style-name="P10"><text:span text:style-name="T2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68cm" svg:height="1.277cm" svg:x="20.125cm" svg:y="10.844cm">
          <text:list text:style-name="L15">
            <text:list-header>
              <text:p text:style-name="P10"><text:span text:style-name="T20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presentation:notes draw:style-name="dp2">
          <draw:page-thumbnail draw:layer="layout" svg:width="13.428cm" svg:height="10.072cm" svg:x="3.545cm" svg:y="1.967cm" draw:page-number="1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: Data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emory Layout Example: <text:span text:style-name="T29">Data</text:span></text:p>
              </text:list-header>
            </text:list>
          </draw:text-box>
        </draw:frame>
        <draw:custom-shape draw:style-name="gr15" draw:text-style-name="P2" draw:layer="layout" svg:width="14.393cm" svg:height="13.97cm" svg:x="1.905cm" svg:y="4.022cm">
          <text:list text:style-name="L6">
            <text:list-header>
              <text:p text:style-name="P12"><text:span text:style-name="T25">char* </text:span><text:span text:style-name="T30">string</text:span><text:span text:style-name="T25"> = “hello”;</text:span></text:p>
              <text:p text:style-name="P12"><text:span text:style-name="T25">int iSize;</text:span></text:p>
              <text:p text:style-name="P12"><text:span text:style-name="T25"/></text:p>
              <text:p text:style-name="P12"><text:span text:style-name="T25">char* f(void)</text:span></text:p>
              <text:p text:style-name="P12"><text:span text:style-name="T25">{</text:span></text:p>
              <text:p text:style-name="P12"><text:span text:style-name="T25"><text:s text:c="4"/></text:span><text:span text:style-name="T25">char* p;</text:span></text:p>
              <text:p text:style-name="P12"><text:span text:style-name="T25"><text:s text:c="4"/></text:span><text:span text:style-name="T25">iSize = 8;</text:span></text:p>
              <text:p text:style-name="P12"><text:span text:style-name="T25"><text:s text:c="4"/></text:span><text:span text:style-name="T25">p = malloc(iSize);</text:span></text:p>
              <text:p text:style-name="P12"><text:span text:style-name="T25"><text:s text:c="4"/></text:span><text:span text:style-name="T25">return p;</text:span></text:p>
              <text:p text:style-name="P12"><text:span text:style-name="T2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9">
            <text:list-header>
              <text:p text:style-name="P10"><text:span text:style-name="T2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758cm" svg:height="1.277cm" svg:x="20.028cm" svg:y="16.347cm">
          <text:list text:style-name="L16">
            <text:list-header>
              <text:p text:style-name="P10"><text:span text:style-name="T2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68cm" svg:height="1.277cm" svg:x="20.125cm" svg:y="10.844cm">
          <text:list text:style-name="L15">
            <text:list-header>
              <text:p text:style-name="P10"><text:span text:style-name="T20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presentation:notes draw:style-name="dp2">
          <draw:page-thumbnail draw:layer="layout" svg:width="13.428cm" svg:height="10.072cm" svg:x="3.545cm" svg:y="1.967cm" draw:page-number="1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: BSS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emory Layout Example: <text:span text:style-name="T31">BSS</text:span></text:p>
              </text:list-header>
            </text:list>
          </draw:text-box>
        </draw:frame>
        <draw:custom-shape draw:style-name="gr15" draw:text-style-name="P2" draw:layer="layout" svg:width="14.393cm" svg:height="13.97cm" svg:x="1.905cm" svg:y="4.022cm">
          <text:list text:style-name="L6">
            <text:list-header>
              <text:p text:style-name="P12"><text:span text:style-name="T25">char* string = “hello”;</text:span></text:p>
              <text:p text:style-name="P12"><text:span text:style-name="T25">int</text:span><text:span text:style-name="T32"> iSize;</text:span></text:p>
            </text:list-header>
          </text:list>
          <text:list text:style-name="L21">
            <text:list-header>
              <text:p text:style-name="P12"><text:span text:style-name="T32"/></text:p>
            </text:list-header>
          </text:list>
          <text:list text:style-name="L6">
            <text:list-header>
              <text:p text:style-name="P12"><text:span text:style-name="T25">char* f(void)</text:span></text:p>
              <text:p text:style-name="P12"><text:span text:style-name="T25">{</text:span></text:p>
              <text:p text:style-name="P12"><text:span text:style-name="T25"><text:s text:c="4"/></text:span><text:span text:style-name="T25">char* p;</text:span></text:p>
              <text:p text:style-name="P12"><text:span text:style-name="T25"><text:s text:c="4"/></text:span><text:span text:style-name="T25">iSize = 8;</text:span></text:p>
              <text:p text:style-name="P12"><text:span text:style-name="T25"><text:s text:c="4"/></text:span><text:span text:style-name="T25">p = malloc(iSize);</text:span></text:p>
              <text:p text:style-name="P12"><text:span text:style-name="T25"><text:s text:c="4"/></text:span><text:span text:style-name="T25">return p;</text:span></text:p>
              <text:p text:style-name="P12"><text:span text:style-name="T2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9">
            <text:list-header>
              <text:p text:style-name="P10"><text:span text:style-name="T2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758cm" svg:height="1.277cm" svg:x="20.028cm" svg:y="16.347cm">
          <text:list text:style-name="L16">
            <text:list-header>
              <text:p text:style-name="P10"><text:span text:style-name="T2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68cm" svg:height="1.277cm" svg:x="20.125cm" svg:y="10.844cm">
          <text:list text:style-name="L15">
            <text:list-header>
              <text:p text:style-name="P10"><text:span text:style-name="T20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presentation:notes draw:style-name="dp2">
          <draw:page-thumbnail draw:layer="layout" svg:width="13.428cm" svg:height="10.072cm" svg:x="3.545cm" svg:y="1.967cm" draw:page-number="1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: Heap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emory Layout Example: <text:span text:style-name="T1">Heap</text:span></text:p>
              </text:list-header>
            </text:list>
          </draw:text-box>
        </draw:frame>
        <draw:custom-shape draw:style-name="gr15" draw:text-style-name="P2" draw:layer="layout" svg:width="14.393cm" svg:height="13.97cm" svg:x="1.905cm" svg:y="4.022cm">
          <text:list text:style-name="L6">
            <text:list-header>
              <text:p text:style-name="P12"><text:span text:style-name="T25">char* string = “hello”;</text:span></text:p>
              <text:p text:style-name="P12"><text:span text:style-name="T25">int iSize;</text:span></text:p>
              <text:p text:style-name="P12"><text:span text:style-name="T25"/></text:p>
              <text:p text:style-name="P12"><text:span text:style-name="T25">char* f(void)</text:span></text:p>
              <text:p text:style-name="P12"><text:span text:style-name="T25">{</text:span></text:p>
              <text:p text:style-name="P12"><text:span text:style-name="T25"><text:s text:c="4"/></text:span><text:span text:style-name="T25">char* p;</text:span></text:p>
              <text:p text:style-name="P12"><text:span text:style-name="T25"><text:s text:c="4"/></text:span><text:span text:style-name="T25">iSize = 8;</text:span></text:p>
              <text:p text:style-name="P12"><text:span text:style-name="T25"><text:s text:c="4"/></text:span><text:span text:style-name="T25">p = </text:span><text:span text:style-name="T33">malloc(iSize)</text:span><text:span text:style-name="T25">;</text:span></text:p>
              <text:p text:style-name="P12"><text:span text:style-name="T25"><text:s text:c="4"/></text:span><text:span text:style-name="T25">return p;</text:span></text:p>
              <text:p text:style-name="P12"><text:span text:style-name="T2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9">
            <text:list-header>
              <text:p text:style-name="P10"><text:span text:style-name="T2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758cm" svg:height="1.277cm" svg:x="20.028cm" svg:y="16.347cm">
          <text:list text:style-name="L16">
            <text:list-header>
              <text:p text:style-name="P10"><text:span text:style-name="T2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68cm" svg:height="1.277cm" svg:x="20.125cm" svg:y="10.844cm">
          <text:list text:style-name="L15">
            <text:list-header>
              <text:p text:style-name="P10"><text:span text:style-name="T20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presentation:notes draw:style-name="dp2">
          <draw:page-thumbnail draw:layer="layout" svg:width="13.428cm" svg:height="10.072cm" svg:x="3.545cm" svg:y="1.967cm" draw:page-number="1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: Stack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emory Layout Example: <text:span text:style-name="T21">Stack</text:span></text:p>
              </text:list-header>
            </text:list>
          </draw:text-box>
        </draw:frame>
        <draw:custom-shape draw:style-name="gr15" draw:text-style-name="P2" draw:layer="layout" svg:width="14.393cm" svg:height="13.97cm" svg:x="1.905cm" svg:y="4.022cm">
          <text:list text:style-name="L6">
            <text:list-header>
              <text:p text:style-name="P12"><text:span text:style-name="T25">char* string = “hello”;</text:span></text:p>
              <text:p text:style-name="P12"><text:span text:style-name="T25">int iSize;</text:span></text:p>
              <text:p text:style-name="P12"><text:span text:style-name="T25"/></text:p>
              <text:p text:style-name="P12"><text:span text:style-name="T25">char* f(void)</text:span></text:p>
              <text:p text:style-name="P12"><text:span text:style-name="T25">{</text:span></text:p>
              <text:p text:style-name="P12"><text:span text:style-name="T25"><text:s text:c="4"/></text:span><text:span text:style-name="T34">char* p;</text:span></text:p>
              <text:p text:style-name="P12"><text:span text:style-name="T25"><text:s text:c="4"/></text:span><text:span text:style-name="T25">iSize = 8;</text:span></text:p>
              <text:p text:style-name="P12"><text:span text:style-name="T25"><text:s text:c="4"/></text:span><text:span text:style-name="T25">p = malloc(iSize);</text:span></text:p>
              <text:p text:style-name="P12"><text:span text:style-name="T25"><text:s text:c="4"/></text:span><text:span text:style-name="T25">return p;</text:span></text:p>
              <text:p text:style-name="P12"><text:span text:style-name="T2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9">
            <text:list-header>
              <text:p text:style-name="P10"><text:span text:style-name="T2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758cm" svg:height="1.277cm" svg:x="20.028cm" svg:y="16.347cm">
          <text:list text:style-name="L16">
            <text:list-header>
              <text:p text:style-name="P10"><text:span text:style-name="T2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68cm" svg:height="1.277cm" svg:x="20.125cm" svg:y="10.844cm">
          <text:list text:style-name="L15">
            <text:list-header>
              <text:p text:style-name="P10"><text:span text:style-name="T20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presentation:notes draw:style-name="dp2">
          <draw:page-thumbnail draw:layer="layout" svg:width="13.428cm" svg:height="10.072cm" svg:x="3.545cm" svg:y="1.967cm" draw:page-number="1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Allocation &amp; Dealloca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2">Memory Allocation &amp; Deallocation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2">How, and when, is memory allocated?</text:span></text:p>
              </text:list-item>
            </text:list>
            <text:list text:style-name="L22">
              <text:list-item>
                <text:list>
                  <text:list-item>
                    <text:p text:style-name="P5"><text:span text:style-name="T2">Global and static variables: program startup </text:span></text:p>
                  </text:list-item>
                  <text:list-item>
                    <text:p text:style-name="P5"><text:span text:style-name="T2">Local variables: function call </text:span></text:p>
                  </text:list-item>
                  <text:list-item>
                    <text:p text:style-name="P5"><text:span text:style-name="T2">Dynamic memory: </text:span><text:span text:style-name="T3">malloc(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How is memory deallocated?</text:span></text:p>
              </text:list-item>
            </text:list>
            <text:list text:style-name="L22">
              <text:list-item>
                <text:list>
                  <text:list-item>
                    <text:p text:style-name="P5"><text:span text:style-name="T2">Global and static variables: program finish </text:span></text:p>
                  </text:list-item>
                  <text:list-item>
                    <text:p text:style-name="P5"><text:span text:style-name="T2">Local variables: function return</text:span></text:p>
                  </text:list-item>
                  <text:list-item>
                    <text:p text:style-name="P5"><text:span text:style-name="T2">Dynamic memory: </text:span><text:span text:style-name="T3">free(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All memory deallocated when program ends</text:span></text:p>
              </text:list-item>
            </text:list>
            <text:list text:style-name="L22">
              <text:list-item>
                <text:list>
                  <text:list-item>
                    <text:p text:style-name="P5"><text:span text:style-name="T2">It is good style to free allocated memory anyway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2"/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2.238cm" svg:height="1.277cm" svg:x="20.288cm" svg:y="6.822cm">
          <text:list text:style-name="L10">
            <text:list-header>
              <text:p text:style-name="P10"><text:span text:style-name="T14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335cm" svg:height="1.277cm" svg:x="20.239cm" svg:y="8.092cm">
          <text:list text:style-name="L19">
            <text:list-header>
              <text:p text:style-name="P10"><text:span text:style-name="T26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238cm" svg:height="1.277cm" svg:x="20.292cm" svg:y="9.322cm">
          <text:list text:style-name="L14">
            <text:list-header>
              <text:p text:style-name="P10"><text:span text:style-name="T18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758cm" svg:height="1.277cm" svg:x="20.028cm" svg:y="16.347cm">
          <text:list text:style-name="L16">
            <text:list-header>
              <text:p text:style-name="P10"><text:span text:style-name="T22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68cm" svg:height="1.277cm" svg:x="20.125cm" svg:y="10.844cm">
          <text:list text:style-name="L15">
            <text:list-header>
              <text:p text:style-name="P10"><text:span text:style-name="T20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presentation:notes draw:style-name="dp2">
          <draw:page-thumbnail draw:layer="layout" svg:width="13.428cm" svg:height="10.072cm" svg:x="3.545cm" svg:y="1.967cm" draw:page-number="1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Allocation Example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emory Allocation Example</text:p>
              </text:list-header>
            </text:list>
          </draw:text-box>
        </draw:frame>
        <draw:line draw:style-name="gr13" draw:text-style-name="P7" draw:id="id5" draw:layer="layout" svg:x1="15.027cm" svg:y1="10.583cm" svg:x2="8.254cm" svg:y2="10.583cm">
          <text:p/>
        </draw:line>
        <draw:line draw:style-name="gr13" draw:text-style-name="P7" draw:id="id1" draw:layer="layout" svg:x1="14.816cm" svg:y1="5.715cm" svg:x2="13.757cm" svg:y2="5.715cm">
          <text:p/>
        </draw:line>
        <draw:line draw:style-name="gr13" draw:text-style-name="P7" draw:id="id3" draw:layer="layout" svg:x1="15.027cm" svg:y1="6.562cm" svg:x2="7.196cm" svg:y2="6.562cm">
          <text:p/>
        </draw:line>
        <draw:custom-shape draw:style-name="gr15" draw:text-style-name="P2" draw:layer="layout" svg:width="12.7cm" svg:height="10.372cm" svg:x="1.482cm" svg:y="4.868cm">
          <text:list text:style-name="L6">
            <text:list-header>
              <text:p text:style-name="P12"><text:span text:style-name="T35">char* </text:span><text:span text:style-name="T36">string</text:span><text:span text:style-name="T35"> = “hello”;</text:span></text:p>
              <text:p text:style-name="P12"><text:span text:style-name="T35">int </text:span><text:span text:style-name="T37">iSize</text:span><text:span text:style-name="T35">;</text:span></text:p>
              <text:p text:style-name="P12"><text:span text:style-name="T35"/></text:p>
              <text:p text:style-name="P12"><text:span text:style-name="T35">char* f(void)</text:span></text:p>
              <text:p text:style-name="P12"><text:span text:style-name="T35">{</text:span></text:p>
              <text:p text:style-name="P12"><text:span text:style-name="T35"><text:s text:c="4"/></text:span><text:span text:style-name="T35">char* </text:span><text:span text:style-name="T38">p</text:span><text:span text:style-name="T35">;</text:span></text:p>
              <text:p text:style-name="P12"><text:span text:style-name="T35"><text:s text:c="4"/></text:span><text:span text:style-name="T35">iSize = 8;</text:span></text:p>
              <text:p text:style-name="P12"><text:span text:style-name="T35"><text:s text:c="4"/></text:span><text:span text:style-name="T35">p = </text:span><text:span text:style-name="T39">malloc(iSize);</text:span></text:p>
              <text:p text:style-name="P12"><text:span text:style-name="T35"><text:s text:c="4"/></text:span><text:span text:style-name="T35">return p;</text:span></text:p>
              <text:p text:style-name="P12"><text:span text:style-name="T3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4" draw:layer="layout" svg:width="6.225cm" svg:height="1.277cm" svg:x="15.411cm" svg:y="5.927cm">
          <text:list text:style-name="L23">
            <text:list-header>
              <text:p text:style-name="P4"><text:span text:style-name="T31">BSS: 0 at star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2" draw:layer="layout" svg:width="8.351cm" svg:height="1.277cm" svg:x="15.413cm" svg:y="4.868cm">
          <text:list text:style-name="L24">
            <text:list-header>
              <text:p text:style-name="P4"><text:span text:style-name="T29">Data: “hello” at star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6" draw:layer="layout" svg:width="7.923cm" svg:height="1.277cm" svg:x="15.442cm" svg:y="9.948cm">
          <text:list text:style-name="L25">
            <text:list-header>
              <text:p text:style-name="P4"><text:span text:style-name="T21">Stack: at function cal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id="id7" draw:layer="layout" svg:x1="15.027cm" svg:y1="12.7cm" svg:x2="13.122cm" svg:y2="12.7cm">
          <text:p/>
        </draw:line>
        <draw:custom-shape draw:style-name="gr4" draw:text-style-name="P2" draw:id="id8" draw:layer="layout" svg:width="8.511cm" svg:height="1.277cm" svg:x="15.443cm" svg:y="12.065cm">
          <text:list text:style-name="L26">
            <text:list-header>
              <text:p text:style-name="P4"><text:span text:style-name="T19">Heap: 8 bytes at malloc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1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Deallocation Exampl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2">Memory Deallocation Example</text:span></text:p>
              </text:list-header>
            </text:list>
          </draw:text-box>
        </draw:frame>
        <draw:custom-shape draw:style-name="gr15" draw:text-style-name="P2" draw:layer="layout" svg:width="12.7cm" svg:height="10.372cm" svg:x="1.482cm" svg:y="4.868cm">
          <text:list text:style-name="L6">
            <text:list-header>
              <text:p text:style-name="P12"><text:span text:style-name="T35">char* </text:span><text:span text:style-name="T36">string</text:span><text:span text:style-name="T35"> = “hello”;</text:span></text:p>
              <text:p text:style-name="P12"><text:span text:style-name="T35">int </text:span><text:span text:style-name="T37">iSize</text:span><text:span text:style-name="T35">;</text:span></text:p>
              <text:p text:style-name="P12"><text:span text:style-name="T35"/></text:p>
              <text:p text:style-name="P12"><text:span text:style-name="T35">char* f(void)</text:span></text:p>
              <text:p text:style-name="P12"><text:span text:style-name="T35">{</text:span></text:p>
              <text:p text:style-name="P12"><text:span text:style-name="T35"><text:s text:c="4"/></text:span><text:span text:style-name="T35">char* </text:span><text:span text:style-name="T38">p</text:span><text:span text:style-name="T35">;</text:span></text:p>
              <text:p text:style-name="P12"><text:span text:style-name="T35"><text:s text:c="4"/></text:span><text:span text:style-name="T35">iSize = 8;</text:span></text:p>
              <text:p text:style-name="P12"><text:span text:style-name="T35"><text:s text:c="4"/></text:span><text:span text:style-name="T35">p = </text:span><text:span text:style-name="T39">malloc(iSize);</text:span></text:p>
              <text:p text:style-name="P12"><text:span text:style-name="T35"><text:s text:c="4"/></text:span><text:span text:style-name="T35">return p;</text:span></text:p>
              <text:p text:style-name="P12"><text:span text:style-name="T35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9" draw:layer="layout" svg:width="9.079cm" svg:height="1.277cm" svg:x="15.437cm" svg:y="4.657cm">
          <text:list text:style-name="L24">
            <text:list-header>
              <text:p text:style-name="P4"><text:span text:style-name="T29">Available till termin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id="id10" draw:layer="layout" svg:x1="15.451cm" svg:y1="5.503cm" svg:x2="13.334cm" svg:y2="5.503cm">
          <text:p/>
        </draw:line>
        <draw:line draw:style-name="gr13" draw:text-style-name="P7" draw:id="id12" draw:layer="layout" svg:x1="15.451cm" svg:y1="6.562cm" svg:x2="7.196cm" svg:y2="6.562cm">
          <text:p/>
        </draw:line>
        <draw:line draw:style-name="gr13" draw:text-style-name="P7" draw:id="id14" draw:layer="layout" svg:x1="15.027cm" svg:y1="10.583cm" svg:x2="8.254cm" svg:y2="10.583cm">
          <text:p/>
        </draw:line>
        <draw:custom-shape draw:style-name="gr4" draw:text-style-name="P2" draw:id="id13" draw:layer="layout" svg:width="9.769cm" svg:height="1.277cm" svg:x="15.025cm" svg:y="9.948cm">
          <text:list text:style-name="L25">
            <text:list-header>
              <text:p text:style-name="P4"><text:span text:style-name="T24">Deallocate on return from 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id="id16" draw:layer="layout" svg:x1="15.027cm" svg:y1="12.7cm" svg:x2="13.122cm" svg:y2="12.7cm">
          <text:p/>
        </draw:line>
        <draw:custom-shape draw:style-name="gr4" draw:text-style-name="P2" draw:id="id15" draw:layer="layout" svg:width="7.284cm" svg:height="1.277cm" svg:x="15.022cm" svg:y="12.065cm">
          <text:list text:style-name="L26">
            <text:list-header>
              <text:p text:style-name="P4"><text:span text:style-name="T19">Deallocate on fre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11" draw:layer="layout" svg:width="9.079cm" svg:height="1.277cm" svg:x="15.437cm" svg:y="5.927cm">
          <text:list text:style-name="L23">
            <text:list-header>
              <text:p text:style-name="P4"><text:span text:style-name="T31">Available till terminat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1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Initializa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emory Initialization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2">Local variables have undefined values</text:span></text:p>
              </text:list-item>
            </text:list>
            <text:list text:style-name="L27">
              <text:list-header>
                <text:p text:style-name="P13"><text:span text:style-name="T40"><text:tab/></text:span><text:span text:style-name="T40"> </text:span><text:span text:style-name="T40">int count;</text:span></text:p>
              </text:list-header>
            </text:list>
            <text:list text:style-name="L3">
              <text:list-item>
                <text:p text:style-name="P3"><text:span text:style-name="T2">Memory allocated by </text:span><text:span text:style-name="T3">malloc()</text:span><text:span text:style-name="T2"> has undefined values</text:span></text:p>
              </text:list-item>
            </text:list>
            <text:list text:style-name="L27">
              <text:list-header>
                <text:p text:style-name="P13"><text:span text:style-name="T40"><text:tab/></text:span><text:span text:style-name="T40"> </text:span><text:span text:style-name="T40">char* p = (char *) malloc(8);</text:span></text:p>
              </text:list-header>
            </text:list>
            <text:list text:style-name="L3">
              <text:list-item>
                <text:p text:style-name="P3"><text:span text:style-name="T2">Must explicitly initialize if you want a particular initial value</text:span></text:p>
              </text:list-item>
            </text:list>
            <text:list text:style-name="L1">
              <text:list-header>
                <text:p text:style-name="P14"><text:span text:style-name="T2"><text:tab/></text:span><text:span text:style-name="T2"> <text:s/></text:span><text:span text:style-name="T40">int count = 0;</text:span><text:span text:style-name="T40"><text:line-break/></text:span><text:span text:style-name="T40"> p[0] = ’\0’;</text:span></text:p>
              </text:list-header>
            </text:list>
            <text:list text:style-name="L3">
              <text:list-item>
                <text:p text:style-name="P3"><text:span text:style-name="T2">Global and static variables are initialized to 0 by default</text:span></text:p>
              </text:list-item>
            </text:list>
            <text:list text:style-name="L27">
              <text:list-header>
                <text:p text:style-name="P13"><text:span text:style-name="T40"><text:tab/></text:span><text:span text:style-name="T40"> </text:span><text:span text:style-name="T40">static int count = 0; <text:s/></text:span><text:span text:style-name="T40"><text:line-break/></text:span><text:span text:style-name="T40"> <text:s text:c="2"/></text:span><text:span text:style-name="T41">is the same as</text:span><text:span text:style-name="T40"><text:line-break/></text:span><text:span text:style-name="T40"> static int count;</text:span></text:p>
              </text:list-header>
            </text:list>
          </draw:text-box>
        </draw:frame>
        <draw:custom-shape draw:style-name="gr10" draw:text-style-name="P2" draw:layer="layout" svg:width="10.239cm" svg:height="1.108cm" svg:x="12.692cm" svg:y="16.087cm">
          <text:list text:style-name="L8">
            <text:list-header>
              <text:p text:style-name="P10"><text:span text:style-name="T42">It is bad style to depend on th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eap: Dynamic Memory" draw:style-name="dp1" draw:master-page-name="Varsayılan" presentation:presentation-page-layout-name="AL2T1">
        <draw:custom-shape draw:style-name="gr16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0">#include &lt;stdlib.h&gt;</text:span><text:span text:style-name="T40"><text:line-break/></text:span><text:span text:style-name="T40">void *malloc(size_t size);</text:span><text:span text:style-name="T40"><text:line-break/></text:span><text:span text:style-name="T40">void free(void *ptr);</text:span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1.738cm" svg:height="1.023cm" svg:x="20.536cm" svg:y="7.025cm">
          <text:list text:style-name="L28">
            <text:list-header>
              <text:p text:style-name="P10"><text:span text:style-name="T4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84cm" svg:height="1.023cm" svg:x="20.485cm" svg:y="8.295cm">
          <text:list text:style-name="L28">
            <text:list-header>
              <text:p text:style-name="P10"><text:span text:style-name="T43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772cm" svg:height="1.023cm" svg:x="20.519cm" svg:y="9.525cm">
          <text:list text:style-name="L28">
            <text:list-header>
              <text:p text:style-name="P10"><text:span text:style-name="T43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9cm" svg:height="1.023cm" svg:x="20.359cm" svg:y="16.55cm">
          <text:list text:style-name="L28">
            <text:list-header>
              <text:p text:style-name="P10"><text:span text:style-name="T43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draw:custom-shape draw:style-name="gr11" draw:text-style-name="P2" draw:layer="layout" svg:width="1.018cm" svg:height="4.325cm" svg:x="17.992cm" svg:y="9.313cm">
          <text:list text:style-name="L6">
            <text:list-header>
              <text:p text:style-name="P10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21cm" svg:height="1.277cm" svg:x="15.249cm" svg:y="7.197cm">
          <text:list text:style-name="L28">
            <text:list-header>
              <text:p text:style-name="P10"><text:span text:style-name="T45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13cm" svg:height="1.023cm" svg:x="20.398cm" svg:y="11.046cm">
          <text:list text:style-name="L28">
            <text:list-header>
              <text:p text:style-name="P10"><text:span text:style-name="T43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7.881cm" svg:x="2.752cm" svg:y="8.255cm">
          <text:list text:style-name="L6">
            <text:list-header>
              <text:p text:style-name="P11"><text:span text:style-name="T46">char *p1 = malloc(3);</text:span></text:p>
              <text:p text:style-name="P11"><text:span text:style-name="T46">char *p2 = malloc(1);</text:span></text:p>
              <text:p text:style-name="P11"><text:span text:style-name="T46">char *p3 = malloc(4);</text:span></text:p>
              <text:p text:style-name="P11"><text:span text:style-name="T46">free(p2);</text:span></text:p>
              <text:p text:style-name="P11"><text:span text:style-name="T46">char *p4 = malloc(6);</text:span></text:p>
              <text:p text:style-name="P11"><text:span text:style-name="T46">free(p3);</text:span></text:p>
              <text:p text:style-name="P11"><text:span text:style-name="T46">char *p5 = malloc(2);</text:span></text:p>
              <text:p text:style-name="P11"><text:span text:style-name="T46">free(p1);</text:span></text:p>
              <text:p text:style-name="P11"><text:span text:style-name="T46">free(p4);</text:span></text:p>
              <text:p text:style-name="P11"><text:span text:style-name="T46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05cm" svg:height="1.023cm" svg:x="13.341cm" svg:y="7.871cm">
          <text:list text:style-name="L28">
            <text:list-header>
              <text:p text:style-name="P10"><text:span text:style-name="T43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8.467cm" svg:x2="15.24cm" svg:y2="8.467cm">
          <text:p/>
        </draw:line>
        <draw:custom-shape draw:style-name="gr19" draw:text-style-name="P2" draw:layer="layout" svg:width="0.635cm" svg:height="0.635cm" svg:x="1.905cm" svg:y="8.4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428cm" svg:height="10.072cm" svg:x="3.545cm" svg:y="1.967cm" draw:page-number="2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draw:custom-shape draw:style-name="gr16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0">#include &lt;stdlib.h&gt;</text:span><text:span text:style-name="T40"><text:line-break/></text:span><text:span text:style-name="T40">void *malloc(size_t size);</text:span><text:span text:style-name="T40"><text:line-break/></text:span><text:span text:style-name="T40">void free(void *ptr);</text:span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1.738cm" svg:height="1.023cm" svg:x="20.536cm" svg:y="7.025cm">
          <text:list text:style-name="L28">
            <text:list-header>
              <text:p text:style-name="P10"><text:span text:style-name="T4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84cm" svg:height="1.023cm" svg:x="20.485cm" svg:y="8.295cm">
          <text:list text:style-name="L28">
            <text:list-header>
              <text:p text:style-name="P10"><text:span text:style-name="T43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772cm" svg:height="1.023cm" svg:x="20.519cm" svg:y="9.525cm">
          <text:list text:style-name="L28">
            <text:list-header>
              <text:p text:style-name="P10"><text:span text:style-name="T43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9cm" svg:height="1.023cm" svg:x="20.359cm" svg:y="16.55cm">
          <text:list text:style-name="L28">
            <text:list-header>
              <text:p text:style-name="P10"><text:span text:style-name="T43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draw:custom-shape draw:style-name="gr11" draw:text-style-name="P2" draw:layer="layout" svg:width="1.018cm" svg:height="4.325cm" svg:x="17.992cm" svg:y="9.313cm">
          <text:list text:style-name="L6">
            <text:list-header>
              <text:p text:style-name="P10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21cm" svg:height="1.277cm" svg:x="15.249cm" svg:y="7.197cm">
          <text:list text:style-name="L28">
            <text:list-header>
              <text:p text:style-name="P10"><text:span text:style-name="T45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13cm" svg:height="1.023cm" svg:x="20.398cm" svg:y="11.046cm">
          <text:list text:style-name="L28">
            <text:list-header>
              <text:p text:style-name="P10"><text:span text:style-name="T43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7.881cm" svg:x="2.752cm" svg:y="8.255cm">
          <text:list text:style-name="L6">
            <text:list-header>
              <text:p text:style-name="P11"><text:span text:style-name="T46">char *p1 = malloc(3);</text:span></text:p>
              <text:p text:style-name="P11"><text:span text:style-name="T46">char *p2 = malloc(1);</text:span></text:p>
              <text:p text:style-name="P11"><text:span text:style-name="T46">char *p3 = malloc(4);</text:span></text:p>
              <text:p text:style-name="P11"><text:span text:style-name="T46">free(p2);</text:span></text:p>
              <text:p text:style-name="P11"><text:span text:style-name="T46">char *p4 = malloc(6);</text:span></text:p>
              <text:p text:style-name="P11"><text:span text:style-name="T46">free(p3);</text:span></text:p>
              <text:p text:style-name="P11"><text:span text:style-name="T46">char *p5 = malloc(2);</text:span></text:p>
              <text:p text:style-name="P11"><text:span text:style-name="T46">free(p1);</text:span></text:p>
              <text:p text:style-name="P11"><text:span text:style-name="T46">free(p4);</text:span></text:p>
              <text:p text:style-name="P11"><text:span text:style-name="T46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05cm" svg:height="1.023cm" svg:x="13.341cm" svg:y="7.871cm">
          <text:list text:style-name="L28">
            <text:list-header>
              <text:p text:style-name="P10"><text:span text:style-name="T43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8.467cm" svg:x2="15.24cm" svg:y2="8.467cm">
          <text:p/>
        </draw:line>
        <draw:g>
          <draw:custom-shape draw:style-name="gr17" draw:text-style-name="P2" draw:layer="layout" svg:width="2.328cm" svg:height="0.423cm" svg:x="15.452cm" svg:y="9.73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205cm" svg:height="1.023cm" svg:x="13.341cm" svg:y="9.141cm">
            <text:list text:style-name="L28">
              <text:list-header>
                <text:p text:style-name="P10"><text:span text:style-name="T43">p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7" draw:layer="layout" svg:x1="14.393cm" svg:y1="9.737cm" svg:x2="15.24cm" svg:y2="9.737cm">
            <text:p/>
          </draw:line>
        </draw:g>
        <draw:custom-shape draw:style-name="gr19" draw:text-style-name="P2" draw:layer="layout" svg:width="0.635cm" svg:height="0.635cm" svg:x="1.905cm" svg:y="9.1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428cm" svg:height="10.072cm" svg:x="3.545cm" svg:y="1.967cm" draw:page-number="2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custom-shape draw:style-name="gr16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0">#include &lt;stdlib.h&gt;</text:span><text:span text:style-name="T40"><text:line-break/></text:span><text:span text:style-name="T40">void *malloc(size_t size);</text:span><text:span text:style-name="T40"><text:line-break/></text:span><text:span text:style-name="T40">void free(void *ptr);</text:span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1.738cm" svg:height="1.023cm" svg:x="20.536cm" svg:y="7.025cm">
          <text:list text:style-name="L28">
            <text:list-header>
              <text:p text:style-name="P10"><text:span text:style-name="T4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84cm" svg:height="1.023cm" svg:x="20.485cm" svg:y="8.295cm">
          <text:list text:style-name="L28">
            <text:list-header>
              <text:p text:style-name="P10"><text:span text:style-name="T43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772cm" svg:height="1.023cm" svg:x="20.519cm" svg:y="9.525cm">
          <text:list text:style-name="L28">
            <text:list-header>
              <text:p text:style-name="P10"><text:span text:style-name="T43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9cm" svg:height="1.023cm" svg:x="20.359cm" svg:y="16.55cm">
          <text:list text:style-name="L28">
            <text:list-header>
              <text:p text:style-name="P10"><text:span text:style-name="T43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draw:custom-shape draw:style-name="gr11" draw:text-style-name="P2" draw:layer="layout" svg:width="1.018cm" svg:height="4.325cm" svg:x="17.992cm" svg:y="9.313cm">
          <text:list text:style-name="L6">
            <text:list-header>
              <text:p text:style-name="P10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21cm" svg:height="1.277cm" svg:x="15.249cm" svg:y="7.197cm">
          <text:list text:style-name="L28">
            <text:list-header>
              <text:p text:style-name="P10"><text:span text:style-name="T45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13cm" svg:height="1.023cm" svg:x="20.398cm" svg:y="11.046cm">
          <text:list text:style-name="L28">
            <text:list-header>
              <text:p text:style-name="P10"><text:span text:style-name="T43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7.881cm" svg:x="2.752cm" svg:y="8.255cm">
          <text:list text:style-name="L6">
            <text:list-header>
              <text:p text:style-name="P11"><text:span text:style-name="T46">char *p1 = malloc(3);</text:span></text:p>
              <text:p text:style-name="P11"><text:span text:style-name="T46">char *p2 = malloc(1);</text:span></text:p>
              <text:p text:style-name="P11"><text:span text:style-name="T46">char *p3 = malloc(4);</text:span></text:p>
              <text:p text:style-name="P11"><text:span text:style-name="T46">free(p2);</text:span></text:p>
              <text:p text:style-name="P11"><text:span text:style-name="T46">char *p4 = malloc(6);</text:span></text:p>
              <text:p text:style-name="P11"><text:span text:style-name="T46">free(p3);</text:span></text:p>
              <text:p text:style-name="P11"><text:span text:style-name="T46">char *p5 = malloc(2);</text:span></text:p>
              <text:p text:style-name="P11"><text:span text:style-name="T46">free(p1);</text:span></text:p>
              <text:p text:style-name="P11"><text:span text:style-name="T46">free(p4);</text:span></text:p>
              <text:p text:style-name="P11"><text:span text:style-name="T46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05cm" svg:height="1.023cm" svg:x="13.341cm" svg:y="7.871cm">
          <text:list text:style-name="L28">
            <text:list-header>
              <text:p text:style-name="P10"><text:span text:style-name="T43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8.467cm" svg:x2="15.24cm" svg:y2="8.467cm">
          <text:p/>
        </draw:line>
        <draw:g>
          <draw:custom-shape draw:style-name="gr17" draw:text-style-name="P2" draw:layer="layout" svg:width="2.328cm" svg:height="0.423cm" svg:x="15.452cm" svg:y="9.73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205cm" svg:height="1.023cm" svg:x="13.341cm" svg:y="9.141cm">
            <text:list text:style-name="L28">
              <text:list-header>
                <text:p text:style-name="P10"><text:span text:style-name="T43">p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7" draw:layer="layout" svg:x1="14.393cm" svg:y1="9.737cm" svg:x2="15.24cm" svg:y2="9.737cm">
            <text:p/>
          </draw:line>
        </draw:g>
        <draw:g>
          <draw:custom-shape draw:style-name="gr17" draw:text-style-name="P2" draw:layer="layout" svg:width="2.328cm" svg:height="1.693cm" svg:x="15.452cm" svg:y="10.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205cm" svg:height="1.023cm" svg:x="13.341cm" svg:y="9.737cm">
            <text:list text:style-name="L28">
              <text:list-header>
                <text:p text:style-name="P10"><text:span text:style-name="T43">p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7" draw:layer="layout" svg:x1="14.393cm" svg:y1="10.16cm" svg:x2="15.24cm" svg:y2="10.16cm">
            <text:p/>
          </draw:line>
        </draw:g>
        <draw:custom-shape draw:style-name="gr19" draw:text-style-name="P2" draw:layer="layout" svg:width="0.635cm" svg:height="0.635cm" svg:x="1.905cm" svg:y="9.9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428cm" svg:height="10.072cm" svg:x="3.545cm" svg:y="1.967cm" draw:page-number="2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custom-shape draw:style-name="gr16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0">#include &lt;stdlib.h&gt;</text:span><text:span text:style-name="T40"><text:line-break/></text:span><text:span text:style-name="T40">void *malloc(size_t size);</text:span><text:span text:style-name="T40"><text:line-break/></text:span><text:span text:style-name="T40">void free(void *ptr);</text:span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1.738cm" svg:height="1.023cm" svg:x="20.536cm" svg:y="7.025cm">
          <text:list text:style-name="L28">
            <text:list-header>
              <text:p text:style-name="P10"><text:span text:style-name="T4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84cm" svg:height="1.023cm" svg:x="20.485cm" svg:y="8.295cm">
          <text:list text:style-name="L28">
            <text:list-header>
              <text:p text:style-name="P10"><text:span text:style-name="T43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772cm" svg:height="1.023cm" svg:x="20.519cm" svg:y="9.525cm">
          <text:list text:style-name="L28">
            <text:list-header>
              <text:p text:style-name="P10"><text:span text:style-name="T43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9cm" svg:height="1.023cm" svg:x="20.359cm" svg:y="16.55cm">
          <text:list text:style-name="L28">
            <text:list-header>
              <text:p text:style-name="P10"><text:span text:style-name="T43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draw:custom-shape draw:style-name="gr11" draw:text-style-name="P2" draw:layer="layout" svg:width="1.018cm" svg:height="4.325cm" svg:x="17.992cm" svg:y="9.313cm">
          <text:list text:style-name="L6">
            <text:list-header>
              <text:p text:style-name="P10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21cm" svg:height="1.277cm" svg:x="15.249cm" svg:y="7.197cm">
          <text:list text:style-name="L28">
            <text:list-header>
              <text:p text:style-name="P10"><text:span text:style-name="T45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13cm" svg:height="1.023cm" svg:x="20.398cm" svg:y="11.046cm">
          <text:list text:style-name="L28">
            <text:list-header>
              <text:p text:style-name="P10"><text:span text:style-name="T43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7.881cm" svg:x="2.752cm" svg:y="8.255cm">
          <text:list text:style-name="L6">
            <text:list-header>
              <text:p text:style-name="P11"><text:span text:style-name="T46">char *p1 = malloc(3);</text:span></text:p>
              <text:p text:style-name="P11"><text:span text:style-name="T46">char *p2 = malloc(1);</text:span></text:p>
              <text:p text:style-name="P11"><text:span text:style-name="T46">char *p3 = malloc(4);</text:span></text:p>
              <text:p text:style-name="P11"><text:span text:style-name="T46">free(p2);</text:span></text:p>
              <text:p text:style-name="P11"><text:span text:style-name="T46">char *p4 = malloc(6);</text:span></text:p>
              <text:p text:style-name="P11"><text:span text:style-name="T46">free(p3);</text:span></text:p>
              <text:p text:style-name="P11"><text:span text:style-name="T46">char *p5 = malloc(2);</text:span></text:p>
              <text:p text:style-name="P11"><text:span text:style-name="T46">free(p1);</text:span></text:p>
              <text:p text:style-name="P11"><text:span text:style-name="T46">free(p4);</text:span></text:p>
              <text:p text:style-name="P11"><text:span text:style-name="T46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05cm" svg:height="1.023cm" svg:x="13.341cm" svg:y="7.871cm">
          <text:list text:style-name="L28">
            <text:list-header>
              <text:p text:style-name="P10"><text:span text:style-name="T43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8.467cm" svg:x2="15.24cm" svg:y2="8.467cm">
          <text:p/>
        </draw:line>
        <draw:custom-shape draw:style-name="gr10" draw:text-style-name="P2" draw:layer="layout" svg:width="1.205cm" svg:height="1.023cm" svg:x="13.341cm" svg:y="9.141cm">
          <text:list text:style-name="L28">
            <text:list-header>
              <text:p text:style-name="P10"><text:span text:style-name="T43">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9.737cm" svg:x2="15.24cm" svg:y2="9.737cm">
          <text:p/>
        </draw:line>
        <draw:g>
          <draw:custom-shape draw:style-name="gr17" draw:text-style-name="P2" draw:layer="layout" svg:width="2.328cm" svg:height="1.693cm" svg:x="15.452cm" svg:y="10.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205cm" svg:height="1.023cm" svg:x="13.341cm" svg:y="9.737cm">
            <text:list text:style-name="L28">
              <text:list-header>
                <text:p text:style-name="P10"><text:span text:style-name="T43">p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7" draw:layer="layout" svg:x1="14.393cm" svg:y1="10.16cm" svg:x2="15.24cm" svg:y2="10.16cm">
            <text:p/>
          </draw:line>
        </draw:g>
        <draw:custom-shape draw:style-name="gr19" draw:text-style-name="P2" draw:layer="layout" svg:width="0.635cm" svg:height="0.635cm" svg:x="1.905cm" svg:y="10.5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3.428cm" svg:height="10.072cm" svg:x="3.545cm" svg:y="1.967cm" draw:page-number="2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2T1">
        <draw:custom-shape draw:style-name="gr16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0">#include &lt;stdlib.h&gt;</text:span><text:span text:style-name="T40"><text:line-break/></text:span><text:span text:style-name="T40">void *malloc(size_t size);</text:span><text:span text:style-name="T40"><text:line-break/></text:span><text:span text:style-name="T40">void free(void *ptr);</text:span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1.738cm" svg:height="1.023cm" svg:x="20.536cm" svg:y="7.025cm">
          <text:list text:style-name="L28">
            <text:list-header>
              <text:p text:style-name="P10"><text:span text:style-name="T4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84cm" svg:height="1.023cm" svg:x="20.485cm" svg:y="8.295cm">
          <text:list text:style-name="L28">
            <text:list-header>
              <text:p text:style-name="P10"><text:span text:style-name="T43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772cm" svg:height="1.023cm" svg:x="20.519cm" svg:y="9.525cm">
          <text:list text:style-name="L28">
            <text:list-header>
              <text:p text:style-name="P10"><text:span text:style-name="T43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9cm" svg:height="1.023cm" svg:x="20.359cm" svg:y="16.55cm">
          <text:list text:style-name="L28">
            <text:list-header>
              <text:p text:style-name="P10"><text:span text:style-name="T43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draw:custom-shape draw:style-name="gr11" draw:text-style-name="P2" draw:layer="layout" svg:width="1.018cm" svg:height="4.325cm" svg:x="17.992cm" svg:y="9.313cm">
          <text:list text:style-name="L6">
            <text:list-header>
              <text:p text:style-name="P10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21cm" svg:height="1.277cm" svg:x="15.249cm" svg:y="7.197cm">
          <text:list text:style-name="L28">
            <text:list-header>
              <text:p text:style-name="P10"><text:span text:style-name="T45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13cm" svg:height="1.023cm" svg:x="20.398cm" svg:y="11.046cm">
          <text:list text:style-name="L28">
            <text:list-header>
              <text:p text:style-name="P10"><text:span text:style-name="T43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7.881cm" svg:x="2.752cm" svg:y="8.255cm">
          <text:list text:style-name="L6">
            <text:list-header>
              <text:p text:style-name="P11"><text:span text:style-name="T46">char *p1 = malloc(3);</text:span></text:p>
              <text:p text:style-name="P11"><text:span text:style-name="T46">char *p2 = malloc(1);</text:span></text:p>
              <text:p text:style-name="P11"><text:span text:style-name="T46">char *p3 = malloc(4);</text:span></text:p>
              <text:p text:style-name="P11"><text:span text:style-name="T46">free(p2);</text:span></text:p>
              <text:p text:style-name="P11"><text:span text:style-name="T46">char *p4 = malloc(6);</text:span></text:p>
              <text:p text:style-name="P11"><text:span text:style-name="T46">free(p3);</text:span></text:p>
              <text:p text:style-name="P11"><text:span text:style-name="T46">char *p5 = malloc(2);</text:span></text:p>
              <text:p text:style-name="P11"><text:span text:style-name="T46">free(p1);</text:span></text:p>
              <text:p text:style-name="P11"><text:span text:style-name="T46">free(p4);</text:span></text:p>
              <text:p text:style-name="P11"><text:span text:style-name="T46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05cm" svg:height="1.023cm" svg:x="13.341cm" svg:y="7.871cm">
          <text:list text:style-name="L28">
            <text:list-header>
              <text:p text:style-name="P10"><text:span text:style-name="T43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8.467cm" svg:x2="15.24cm" svg:y2="8.467cm">
          <text:p/>
        </draw:line>
        <draw:custom-shape draw:style-name="gr10" draw:text-style-name="P2" draw:layer="layout" svg:width="1.205cm" svg:height="1.023cm" svg:x="13.341cm" svg:y="9.141cm">
          <text:list text:style-name="L28">
            <text:list-header>
              <text:p text:style-name="P10"><text:span text:style-name="T43">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9.737cm" svg:x2="15.24cm" svg:y2="9.737cm">
          <text:p/>
        </draw:line>
        <draw:g>
          <draw:custom-shape draw:style-name="gr17" draw:text-style-name="P2" draw:layer="layout" svg:width="2.328cm" svg:height="1.693cm" svg:x="15.452cm" svg:y="10.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205cm" svg:height="1.023cm" svg:x="13.341cm" svg:y="9.737cm">
            <text:list text:style-name="L28">
              <text:list-header>
                <text:p text:style-name="P10"><text:span text:style-name="T43">p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7" draw:layer="layout" svg:x1="14.393cm" svg:y1="10.16cm" svg:x2="15.24cm" svg:y2="10.16cm">
            <text:p/>
          </draw:line>
        </draw:g>
        <draw:custom-shape draw:style-name="gr19" draw:text-style-name="P2" draw:layer="layout" svg:width="0.635cm" svg:height="0.635cm" svg:x="1.90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7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205cm" svg:height="1.023cm" svg:x="13.341cm" svg:y="11.258cm">
            <text:list text:style-name="L28">
              <text:list-header>
                <text:p text:style-name="P10"><text:span text:style-name="T43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7" draw:layer="layout" svg:x1="14.393cm" svg:y1="11.853cm" svg:x2="15.24cm" svg:y2="11.853cm">
            <text:p/>
          </draw:line>
        </draw:g>
        <presentation:notes draw:style-name="dp2">
          <draw:page-thumbnail draw:layer="layout" svg:width="13.428cm" svg:height="10.072cm" svg:x="3.545cm" svg:y="1.967cm" draw:page-number="2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6" draw:style-name="dp1" draw:master-page-name="Varsayılan" presentation:presentation-page-layout-name="AL2T1">
        <draw:custom-shape draw:style-name="gr16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0">#include &lt;stdlib.h&gt;</text:span><text:span text:style-name="T40"><text:line-break/></text:span><text:span text:style-name="T40">void *malloc(size_t size);</text:span><text:span text:style-name="T40"><text:line-break/></text:span><text:span text:style-name="T40">void free(void *ptr);</text:span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1.738cm" svg:height="1.023cm" svg:x="20.536cm" svg:y="7.025cm">
          <text:list text:style-name="L28">
            <text:list-header>
              <text:p text:style-name="P10"><text:span text:style-name="T4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84cm" svg:height="1.023cm" svg:x="20.485cm" svg:y="8.295cm">
          <text:list text:style-name="L28">
            <text:list-header>
              <text:p text:style-name="P10"><text:span text:style-name="T43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772cm" svg:height="1.023cm" svg:x="20.519cm" svg:y="9.525cm">
          <text:list text:style-name="L28">
            <text:list-header>
              <text:p text:style-name="P10"><text:span text:style-name="T43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9cm" svg:height="1.023cm" svg:x="20.359cm" svg:y="16.55cm">
          <text:list text:style-name="L28">
            <text:list-header>
              <text:p text:style-name="P10"><text:span text:style-name="T43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draw:custom-shape draw:style-name="gr11" draw:text-style-name="P2" draw:layer="layout" svg:width="1.018cm" svg:height="4.325cm" svg:x="17.992cm" svg:y="9.313cm">
          <text:list text:style-name="L6">
            <text:list-header>
              <text:p text:style-name="P10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21cm" svg:height="1.277cm" svg:x="15.249cm" svg:y="7.197cm">
          <text:list text:style-name="L28">
            <text:list-header>
              <text:p text:style-name="P10"><text:span text:style-name="T45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13cm" svg:height="1.023cm" svg:x="20.398cm" svg:y="11.046cm">
          <text:list text:style-name="L28">
            <text:list-header>
              <text:p text:style-name="P10"><text:span text:style-name="T43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7.881cm" svg:x="2.752cm" svg:y="8.255cm">
          <text:list text:style-name="L6">
            <text:list-header>
              <text:p text:style-name="P11"><text:span text:style-name="T46">char *p1 = malloc(3);</text:span></text:p>
              <text:p text:style-name="P11"><text:span text:style-name="T46">char *p2 = malloc(1);</text:span></text:p>
              <text:p text:style-name="P11"><text:span text:style-name="T46">char *p3 = malloc(4);</text:span></text:p>
              <text:p text:style-name="P11"><text:span text:style-name="T46">free(p2);</text:span></text:p>
              <text:p text:style-name="P11"><text:span text:style-name="T46">char *p4 = malloc(6);</text:span></text:p>
              <text:p text:style-name="P11"><text:span text:style-name="T46">free(p3);</text:span></text:p>
              <text:p text:style-name="P11"><text:span text:style-name="T46">char *p5 = malloc(2);</text:span></text:p>
              <text:p text:style-name="P11"><text:span text:style-name="T46">free(p1);</text:span></text:p>
              <text:p text:style-name="P11"><text:span text:style-name="T46">free(p4);</text:span></text:p>
              <text:p text:style-name="P11"><text:span text:style-name="T46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05cm" svg:height="1.023cm" svg:x="13.341cm" svg:y="7.871cm">
          <text:list text:style-name="L28">
            <text:list-header>
              <text:p text:style-name="P10"><text:span text:style-name="T43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8.467cm" svg:x2="15.24cm" svg:y2="8.467cm">
          <text:p/>
        </draw:line>
        <draw:custom-shape draw:style-name="gr10" draw:text-style-name="P2" draw:layer="layout" svg:width="1.205cm" svg:height="1.023cm" svg:x="13.341cm" svg:y="9.141cm">
          <text:list text:style-name="L28">
            <text:list-header>
              <text:p text:style-name="P10"><text:span text:style-name="T43">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9.737cm" svg:x2="15.24cm" svg:y2="9.737cm">
          <text:p/>
        </draw:line>
        <draw:custom-shape draw:style-name="gr10" draw:text-style-name="P2" draw:layer="layout" svg:width="1.205cm" svg:height="1.023cm" svg:x="13.341cm" svg:y="9.737cm">
          <text:list text:style-name="L28">
            <text:list-header>
              <text:p text:style-name="P10"><text:span text:style-name="T43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10.16cm" svg:x2="15.24cm" svg:y2="10.16cm">
          <text:p/>
        </draw:line>
        <draw:custom-shape draw:style-name="gr19" draw:text-style-name="P2" draw:layer="layout" svg:width="0.635cm" svg:height="0.635cm" svg:x="1.905cm" svg:y="12.2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7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205cm" svg:height="1.023cm" svg:x="13.341cm" svg:y="11.258cm">
            <text:list text:style-name="L28">
              <text:list-header>
                <text:p text:style-name="P10"><text:span text:style-name="T43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7" draw:layer="layout" svg:x1="14.393cm" svg:y1="11.853cm" svg:x2="15.24cm" svg:y2="11.853cm">
            <text:p/>
          </draw:line>
        </draw:g>
        <presentation:notes draw:style-name="dp2">
          <draw:page-thumbnail draw:layer="layout" svg:width="13.428cm" svg:height="10.072cm" svg:x="3.545cm" svg:y="1.967cm" draw:page-number="2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7" draw:style-name="dp1" draw:master-page-name="Varsayılan" presentation:presentation-page-layout-name="AL2T1">
        <draw:custom-shape draw:style-name="gr16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0">#include &lt;stdlib.h&gt;</text:span><text:span text:style-name="T40"><text:line-break/></text:span><text:span text:style-name="T40">void *malloc(size_t size);</text:span><text:span text:style-name="T40"><text:line-break/></text:span><text:span text:style-name="T40">void free(void *ptr);</text:span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1.738cm" svg:height="1.023cm" svg:x="20.536cm" svg:y="7.025cm">
          <text:list text:style-name="L28">
            <text:list-header>
              <text:p text:style-name="P10"><text:span text:style-name="T4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84cm" svg:height="1.023cm" svg:x="20.485cm" svg:y="8.295cm">
          <text:list text:style-name="L28">
            <text:list-header>
              <text:p text:style-name="P10"><text:span text:style-name="T43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772cm" svg:height="1.023cm" svg:x="20.519cm" svg:y="9.525cm">
          <text:list text:style-name="L28">
            <text:list-header>
              <text:p text:style-name="P10"><text:span text:style-name="T43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9cm" svg:height="1.023cm" svg:x="20.359cm" svg:y="16.55cm">
          <text:list text:style-name="L28">
            <text:list-header>
              <text:p text:style-name="P10"><text:span text:style-name="T43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draw:custom-shape draw:style-name="gr11" draw:text-style-name="P2" draw:layer="layout" svg:width="1.018cm" svg:height="4.325cm" svg:x="17.992cm" svg:y="9.313cm">
          <text:list text:style-name="L6">
            <text:list-header>
              <text:p text:style-name="P10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21cm" svg:height="1.277cm" svg:x="15.249cm" svg:y="7.197cm">
          <text:list text:style-name="L28">
            <text:list-header>
              <text:p text:style-name="P10"><text:span text:style-name="T45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13cm" svg:height="1.023cm" svg:x="20.398cm" svg:y="11.046cm">
          <text:list text:style-name="L28">
            <text:list-header>
              <text:p text:style-name="P10"><text:span text:style-name="T43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7.881cm" svg:x="2.752cm" svg:y="8.255cm">
          <text:list text:style-name="L6">
            <text:list-header>
              <text:p text:style-name="P11"><text:span text:style-name="T46">char *p1 = malloc(3);</text:span></text:p>
              <text:p text:style-name="P11"><text:span text:style-name="T46">char *p2 = malloc(1);</text:span></text:p>
              <text:p text:style-name="P11"><text:span text:style-name="T46">char *p3 = malloc(4);</text:span></text:p>
              <text:p text:style-name="P11"><text:span text:style-name="T46">free(p2);</text:span></text:p>
              <text:p text:style-name="P11"><text:span text:style-name="T46">char *p4 = malloc(6);</text:span></text:p>
              <text:p text:style-name="P11"><text:span text:style-name="T46">free(p3);</text:span></text:p>
              <text:p text:style-name="P11"><text:span text:style-name="T46">char *p5 = malloc(2);</text:span></text:p>
              <text:p text:style-name="P11"><text:span text:style-name="T46">free(p1);</text:span></text:p>
              <text:p text:style-name="P11"><text:span text:style-name="T46">free(p4);</text:span></text:p>
              <text:p text:style-name="P11"><text:span text:style-name="T46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05cm" svg:height="1.023cm" svg:x="13.341cm" svg:y="7.871cm">
          <text:list text:style-name="L28">
            <text:list-header>
              <text:p text:style-name="P10"><text:span text:style-name="T43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8.467cm" svg:x2="15.24cm" svg:y2="8.467cm">
          <text:p/>
        </draw:line>
        <draw:custom-shape draw:style-name="gr10" draw:text-style-name="P2" draw:layer="layout" svg:width="2.263cm" svg:height="1.023cm" svg:x="12.256cm" svg:y="9.141cm">
          <text:list text:style-name="L28">
            <text:list-header>
              <text:p text:style-name="P10"><text:span text:style-name="T43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9.737cm" svg:x2="15.24cm" svg:y2="9.737cm">
          <text:p/>
        </draw:line>
        <draw:custom-shape draw:style-name="gr10" draw:text-style-name="P2" draw:layer="layout" svg:width="1.205cm" svg:height="1.023cm" svg:x="13.341cm" svg:y="9.737cm">
          <text:list text:style-name="L28">
            <text:list-header>
              <text:p text:style-name="P10"><text:span text:style-name="T43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10.16cm" svg:x2="15.24cm" svg:y2="10.16cm">
          <text:p/>
        </draw:line>
        <draw:custom-shape draw:style-name="gr19" draw:text-style-name="P2" draw:layer="layout" svg:width="0.635cm" svg:height="0.635cm" svg:x="1.905cm" svg:y="12.9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7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205cm" svg:height="1.023cm" svg:x="13.341cm" svg:y="11.258cm">
            <text:list text:style-name="L28">
              <text:list-header>
                <text:p text:style-name="P10"><text:span text:style-name="T43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7" draw:layer="layout" svg:x1="14.393cm" svg:y1="11.853cm" svg:x2="15.24cm" svg:y2="11.853cm">
            <text:p/>
          </draw:line>
        </draw:g>
        <draw:custom-shape draw:style-name="gr17" draw:text-style-name="P2" draw:layer="layout" svg:width="2.328cm" svg:height="0.846cm" svg:x="15.452cm" svg:y="9.7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8" draw:style-name="dp1" draw:master-page-name="Varsayılan" presentation:presentation-page-layout-name="AL2T1">
        <draw:custom-shape draw:style-name="gr16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0">#include &lt;stdlib.h&gt;</text:span><text:span text:style-name="T40"><text:line-break/></text:span><text:span text:style-name="T40">void *malloc(size_t size);</text:span><text:span text:style-name="T40"><text:line-break/></text:span><text:span text:style-name="T40">void free(void *ptr);</text:span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1.738cm" svg:height="1.023cm" svg:x="20.536cm" svg:y="7.025cm">
          <text:list text:style-name="L28">
            <text:list-header>
              <text:p text:style-name="P10"><text:span text:style-name="T4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84cm" svg:height="1.023cm" svg:x="20.485cm" svg:y="8.295cm">
          <text:list text:style-name="L28">
            <text:list-header>
              <text:p text:style-name="P10"><text:span text:style-name="T43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772cm" svg:height="1.023cm" svg:x="20.519cm" svg:y="9.525cm">
          <text:list text:style-name="L28">
            <text:list-header>
              <text:p text:style-name="P10"><text:span text:style-name="T43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9cm" svg:height="1.023cm" svg:x="20.359cm" svg:y="16.55cm">
          <text:list text:style-name="L28">
            <text:list-header>
              <text:p text:style-name="P10"><text:span text:style-name="T43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draw:custom-shape draw:style-name="gr11" draw:text-style-name="P2" draw:layer="layout" svg:width="1.018cm" svg:height="4.325cm" svg:x="17.992cm" svg:y="9.313cm">
          <text:list text:style-name="L6">
            <text:list-header>
              <text:p text:style-name="P10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21cm" svg:height="1.277cm" svg:x="15.249cm" svg:y="7.197cm">
          <text:list text:style-name="L28">
            <text:list-header>
              <text:p text:style-name="P10"><text:span text:style-name="T45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13cm" svg:height="1.023cm" svg:x="20.398cm" svg:y="11.046cm">
          <text:list text:style-name="L28">
            <text:list-header>
              <text:p text:style-name="P10"><text:span text:style-name="T43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7.881cm" svg:x="2.752cm" svg:y="8.255cm">
          <text:list text:style-name="L6">
            <text:list-header>
              <text:p text:style-name="P11"><text:span text:style-name="T46">char *p1 = malloc(3);</text:span></text:p>
              <text:p text:style-name="P11"><text:span text:style-name="T46">char *p2 = malloc(1);</text:span></text:p>
              <text:p text:style-name="P11"><text:span text:style-name="T46">char *p3 = malloc(4);</text:span></text:p>
              <text:p text:style-name="P11"><text:span text:style-name="T46">free(p2);</text:span></text:p>
              <text:p text:style-name="P11"><text:span text:style-name="T46">char *p4 = malloc(6);</text:span></text:p>
              <text:p text:style-name="P11"><text:span text:style-name="T46">free(p3);</text:span></text:p>
              <text:p text:style-name="P11"><text:span text:style-name="T46">char *p5 = malloc(2);</text:span></text:p>
              <text:p text:style-name="P11"><text:span text:style-name="T46">free(p1);</text:span></text:p>
              <text:p text:style-name="P11"><text:span text:style-name="T46">free(p4);</text:span></text:p>
              <text:p text:style-name="P11"><text:span text:style-name="T46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205cm" svg:height="1.023cm" svg:x="13.341cm" svg:y="7.871cm">
          <text:list text:style-name="L28">
            <text:list-header>
              <text:p text:style-name="P10"><text:span text:style-name="T43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8.467cm" svg:x2="15.24cm" svg:y2="8.467cm">
          <text:p/>
        </draw:line>
        <draw:custom-shape draw:style-name="gr10" draw:text-style-name="P2" draw:layer="layout" svg:width="2.263cm" svg:height="1.023cm" svg:x="12.256cm" svg:y="9.141cm">
          <text:list text:style-name="L28">
            <text:list-header>
              <text:p text:style-name="P10"><text:span text:style-name="T43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9.737cm" svg:x2="15.24cm" svg:y2="9.737cm">
          <text:p/>
        </draw:line>
        <draw:custom-shape draw:style-name="gr10" draw:text-style-name="P2" draw:layer="layout" svg:width="1.205cm" svg:height="1.023cm" svg:x="13.341cm" svg:y="9.737cm">
          <text:list text:style-name="L28">
            <text:list-header>
              <text:p text:style-name="P10"><text:span text:style-name="T43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10.16cm" svg:x2="15.24cm" svg:y2="10.16cm">
          <text:p/>
        </draw:line>
        <draw:custom-shape draw:style-name="gr19" draw:text-style-name="P2" draw:layer="layout" svg:width="0.635cm" svg:height="0.635cm" svg:x="1.905cm" svg:y="13.7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7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205cm" svg:height="1.023cm" svg:x="13.341cm" svg:y="11.258cm">
            <text:list text:style-name="L28">
              <text:list-header>
                <text:p text:style-name="P10"><text:span text:style-name="T43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7" draw:layer="layout" svg:x1="14.393cm" svg:y1="11.853cm" svg:x2="15.24cm" svg:y2="11.853cm">
            <text:p/>
          </draw:line>
        </draw:g>
        <draw:custom-shape draw:style-name="gr17" draw:text-style-name="P2" draw:layer="layout" svg:width="2.328cm" svg:height="0.846cm" svg:x="15.452cm" svg:y="9.7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9" draw:style-name="dp1" draw:master-page-name="Varsayılan" presentation:presentation-page-layout-name="AL2T1">
        <draw:custom-shape draw:style-name="gr16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0">#include &lt;stdlib.h&gt;</text:span><text:span text:style-name="T40"><text:line-break/></text:span><text:span text:style-name="T40">void *malloc(size_t size);</text:span><text:span text:style-name="T40"><text:line-break/></text:span><text:span text:style-name="T40">void free(void *ptr);</text:span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1.738cm" svg:height="1.023cm" svg:x="20.536cm" svg:y="7.025cm">
          <text:list text:style-name="L28">
            <text:list-header>
              <text:p text:style-name="P10"><text:span text:style-name="T4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84cm" svg:height="1.023cm" svg:x="20.485cm" svg:y="8.295cm">
          <text:list text:style-name="L28">
            <text:list-header>
              <text:p text:style-name="P10"><text:span text:style-name="T43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772cm" svg:height="1.023cm" svg:x="20.519cm" svg:y="9.525cm">
          <text:list text:style-name="L28">
            <text:list-header>
              <text:p text:style-name="P10"><text:span text:style-name="T43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9cm" svg:height="1.023cm" svg:x="20.359cm" svg:y="16.55cm">
          <text:list text:style-name="L28">
            <text:list-header>
              <text:p text:style-name="P10"><text:span text:style-name="T43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draw:custom-shape draw:style-name="gr11" draw:text-style-name="P2" draw:layer="layout" svg:width="1.018cm" svg:height="4.325cm" svg:x="17.992cm" svg:y="9.313cm">
          <text:list text:style-name="L6">
            <text:list-header>
              <text:p text:style-name="P10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21cm" svg:height="1.277cm" svg:x="15.249cm" svg:y="7.197cm">
          <text:list text:style-name="L28">
            <text:list-header>
              <text:p text:style-name="P10"><text:span text:style-name="T45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13cm" svg:height="1.023cm" svg:x="20.398cm" svg:y="11.046cm">
          <text:list text:style-name="L28">
            <text:list-header>
              <text:p text:style-name="P10"><text:span text:style-name="T43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7.881cm" svg:x="2.752cm" svg:y="8.255cm">
          <text:list text:style-name="L6">
            <text:list-header>
              <text:p text:style-name="P11"><text:span text:style-name="T46">char *p1 = malloc(3);</text:span></text:p>
              <text:p text:style-name="P11"><text:span text:style-name="T46">char *p2 = malloc(1);</text:span></text:p>
              <text:p text:style-name="P11"><text:span text:style-name="T46">char *p3 = malloc(4);</text:span></text:p>
              <text:p text:style-name="P11"><text:span text:style-name="T46">free(p2);</text:span></text:p>
              <text:p text:style-name="P11"><text:span text:style-name="T46">char *p4 = malloc(6);</text:span></text:p>
              <text:p text:style-name="P11"><text:span text:style-name="T46">free(p3);</text:span></text:p>
              <text:p text:style-name="P11"><text:span text:style-name="T46">char *p5 = malloc(2);</text:span></text:p>
              <text:p text:style-name="P11"><text:span text:style-name="T46">free(p1);</text:span></text:p>
              <text:p text:style-name="P11"><text:span text:style-name="T46">free(p4);</text:span></text:p>
              <text:p text:style-name="P11"><text:span text:style-name="T46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205cm" svg:height="1.023cm" svg:x="13.341cm" svg:y="7.871cm">
          <text:list text:style-name="L28">
            <text:list-header>
              <text:p text:style-name="P10"><text:span text:style-name="T43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8.467cm" svg:x2="15.24cm" svg:y2="8.467cm">
          <text:p/>
        </draw:line>
        <draw:custom-shape draw:style-name="gr10" draw:text-style-name="P2" draw:layer="layout" svg:width="2.263cm" svg:height="1.023cm" svg:x="12.256cm" svg:y="9.141cm">
          <text:list text:style-name="L28">
            <text:list-header>
              <text:p text:style-name="P10"><text:span text:style-name="T43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9.737cm" svg:x2="15.24cm" svg:y2="9.737cm">
          <text:p/>
        </draw:line>
        <draw:custom-shape draw:style-name="gr10" draw:text-style-name="P2" draw:layer="layout" svg:width="1.205cm" svg:height="1.023cm" svg:x="13.341cm" svg:y="9.737cm">
          <text:list text:style-name="L28">
            <text:list-header>
              <text:p text:style-name="P10"><text:span text:style-name="T43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10.16cm" svg:x2="15.24cm" svg:y2="10.16cm">
          <text:p/>
        </draw:line>
        <draw:custom-shape draw:style-name="gr19" draw:text-style-name="P2" draw:layer="layout" svg:width="0.635cm" svg:height="0.635cm" svg:x="1.905cm" svg:y="14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205cm" svg:height="1.023cm" svg:x="13.341cm" svg:y="11.258cm">
          <text:list text:style-name="L28">
            <text:list-header>
              <text:p text:style-name="P10"><text:span text:style-name="T43">p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11.853cm" svg:x2="15.24cm" svg:y2="11.853cm">
          <text:p/>
        </draw:line>
        <draw:custom-shape draw:style-name="gr17" draw:text-style-name="P2" draw:layer="layout" svg:width="2.328cm" svg:height="0.846cm" svg:x="15.452cm" svg:y="9.7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30" draw:style-name="dp1" draw:master-page-name="Varsayılan" presentation:presentation-page-layout-name="AL2T1">
        <draw:custom-shape draw:style-name="gr16" draw:text-style-name="P2" draw:layer="layout" svg:width="2.328cm" svg:height="7.875cm" svg:x="15.452cm" svg:y="8.467cm">
          <text:p/>
          <draw:enhanced-geometry svg:viewBox="0 0 528 1738" draw:type="non-primitive" draw:enhanced-path="M 0 1728  L 149 1691  L 284 1738  L 390 1674  L 528 1728  L 528 0  L 0 0  L 0 1728 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Heap: Dynamic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0">#include &lt;stdlib.h&gt;</text:span><text:span text:style-name="T40"><text:line-break/></text:span><text:span text:style-name="T40">void *malloc(size_t size);</text:span><text:span text:style-name="T40"><text:line-break/></text:span><text:span text:style-name="T40">void free(void *ptr);</text:span></text:p>
              </text:list-header>
            </text:list>
          </draw:text-box>
        </draw:frame>
        <draw:custom-shape draw:style-name="gr7" draw:text-style-name="P2" draw:layer="layout" svg:width="4.868cm" svg:height="11.43cm" svg:x="19.262cm" svg:y="6.773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883cm" svg:height="1.023cm" svg:x="18.419cm" svg:y="6.39cm">
          <text:list text:style-name="L7">
            <text:list-header>
              <text:p text:style-name="P11"><text:span text:style-name="T1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4.312cm" svg:height="1.023cm" svg:x="14.954cm" svg:y="17.568cm">
          <text:list text:style-name="L7">
            <text:list-header>
              <text:p text:style-name="P11"><text:span text:style-name="T11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7" draw:layer="layout" svg:x1="19.262cm" svg:y1="16.298cm" svg:x2="24.13cm" svg:y2="16.298cm">
          <text:p/>
        </draw:line>
        <draw:line draw:style-name="gr12" draw:text-style-name="P7" draw:layer="layout" svg:x1="19.262cm" svg:y1="12.7cm" svg:x2="24.13cm" svg:y2="12.7cm">
          <text:p/>
        </draw:line>
        <draw:line draw:style-name="gr12" draw:text-style-name="P7" draw:layer="layout" svg:x1="19.262cm" svg:y1="9.313cm" svg:x2="24.13cm" svg:y2="9.313cm">
          <text:p/>
        </draw:line>
        <draw:line draw:style-name="gr12" draw:text-style-name="P7" draw:layer="layout" svg:x1="19.262cm" svg:y1="8.255cm" svg:x2="24.13cm" svg:y2="8.255cm">
          <text:p/>
        </draw:line>
        <draw:line draw:style-name="gr12" draw:text-style-name="P7" draw:layer="layout" svg:x1="19.262cm" svg:y1="10.583cm" svg:x2="24.13cm" svg:y2="10.583cm">
          <text:p/>
        </draw:line>
        <draw:custom-shape draw:style-name="gr10" draw:text-style-name="P2" draw:layer="layout" svg:width="1.738cm" svg:height="1.023cm" svg:x="20.536cm" svg:y="7.025cm">
          <text:list text:style-name="L28">
            <text:list-header>
              <text:p text:style-name="P10"><text:span text:style-name="T43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84cm" svg:height="1.023cm" svg:x="20.485cm" svg:y="8.295cm">
          <text:list text:style-name="L28">
            <text:list-header>
              <text:p text:style-name="P10"><text:span text:style-name="T43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772cm" svg:height="1.023cm" svg:x="20.519cm" svg:y="9.525cm">
          <text:list text:style-name="L28">
            <text:list-header>
              <text:p text:style-name="P10"><text:span text:style-name="T43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9cm" svg:height="1.023cm" svg:x="20.359cm" svg:y="16.55cm">
          <text:list text:style-name="L28">
            <text:list-header>
              <text:p text:style-name="P10"><text:span text:style-name="T43">Sta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7" draw:layer="layout" svg:x1="21.59cm" svg:y1="12.7cm" svg:x2="21.59cm" svg:y2="13.547cm">
          <text:p/>
        </draw:line>
        <draw:line draw:style-name="gr14" draw:text-style-name="P7" draw:layer="layout" svg:x1="21.59cm" svg:y1="15.452cm" svg:x2="21.59cm" svg:y2="16.298cm">
          <text:p/>
        </draw:line>
        <draw:custom-shape draw:style-name="gr11" draw:text-style-name="P2" draw:layer="layout" svg:width="1.018cm" svg:height="4.325cm" svg:x="17.992cm" svg:y="9.313cm">
          <text:list text:style-name="L6">
            <text:list-header>
              <text:p text:style-name="P10"><text:span text:style-name="T4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21cm" svg:height="1.277cm" svg:x="15.249cm" svg:y="7.197cm">
          <text:list text:style-name="L28">
            <text:list-header>
              <text:p text:style-name="P10"><text:span text:style-name="T45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013cm" svg:height="1.023cm" svg:x="20.398cm" svg:y="11.046cm">
          <text:list text:style-name="L28">
            <text:list-header>
              <text:p text:style-name="P10"><text:span text:style-name="T43">He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8.678cm" svg:height="7.881cm" svg:x="2.752cm" svg:y="8.255cm">
          <text:list text:style-name="L6">
            <text:list-header>
              <text:p text:style-name="P11"><text:span text:style-name="T46">char *p1 = malloc(3);</text:span></text:p>
              <text:p text:style-name="P11"><text:span text:style-name="T46">char *p2 = malloc(1);</text:span></text:p>
              <text:p text:style-name="P11"><text:span text:style-name="T46">char *p3 = malloc(4);</text:span></text:p>
              <text:p text:style-name="P11"><text:span text:style-name="T46">free(p2);</text:span></text:p>
              <text:p text:style-name="P11"><text:span text:style-name="T46">char *p4 = malloc(6);</text:span></text:p>
              <text:p text:style-name="P11"><text:span text:style-name="T46">free(p3);</text:span></text:p>
              <text:p text:style-name="P11"><text:span text:style-name="T46">char *p5 = malloc(2);</text:span></text:p>
              <text:p text:style-name="P11"><text:span text:style-name="T46">free(p1);</text:span></text:p>
              <text:p text:style-name="P11"><text:span text:style-name="T46">free(p4);</text:span></text:p>
              <text:p text:style-name="P11"><text:span text:style-name="T46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205cm" svg:height="1.023cm" svg:x="13.341cm" svg:y="7.871cm">
          <text:list text:style-name="L28">
            <text:list-header>
              <text:p text:style-name="P10"><text:span text:style-name="T43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8.467cm" svg:x2="15.24cm" svg:y2="8.467cm">
          <text:p/>
        </draw:line>
        <draw:custom-shape draw:style-name="gr10" draw:text-style-name="P2" draw:layer="layout" svg:width="2.263cm" svg:height="1.023cm" svg:x="12.256cm" svg:y="9.141cm">
          <text:list text:style-name="L28">
            <text:list-header>
              <text:p text:style-name="P10"><text:span text:style-name="T43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9.737cm" svg:x2="15.24cm" svg:y2="9.737cm">
          <text:p/>
        </draw:line>
        <draw:custom-shape draw:style-name="gr10" draw:text-style-name="P2" draw:layer="layout" svg:width="1.205cm" svg:height="1.023cm" svg:x="13.341cm" svg:y="9.737cm">
          <text:list text:style-name="L28">
            <text:list-header>
              <text:p text:style-name="P10"><text:span text:style-name="T43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10.16cm" svg:x2="15.24cm" svg:y2="10.16cm">
          <text:p/>
        </draw:line>
        <draw:custom-shape draw:style-name="gr19" draw:text-style-name="P2" draw:layer="layout" svg:width="0.635cm" svg:height="0.635cm" svg:x="1.905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205cm" svg:height="1.023cm" svg:x="13.341cm" svg:y="11.258cm">
          <text:list text:style-name="L28">
            <text:list-header>
              <text:p text:style-name="P10"><text:span text:style-name="T43">p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7" draw:layer="layout" svg:x1="14.393cm" svg:y1="11.853cm" svg:x2="15.24cm" svg:y2="11.853cm">
          <text:p/>
        </draw:line>
        <presentation:notes draw:style-name="dp2">
          <draw:page-thumbnail draw:layer="layout" svg:width="13.428cm" svg:height="10.072cm" svg:x="3.545cm" svg:y="1.967cm" draw:page-number="3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ow Do Malloc and Free Work?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2">How Do Malloc and Free Work?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2">Simple answ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Doesn’t matter</text:span></text:p>
                  </text:list-item>
                  <text:list-item>
                    <text:p text:style-name="P5"><text:span text:style-name="T2">Good modularity means you can use it without understanding i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Real answer</text:span></text:p>
              </text:list-item>
            </text:list>
            <text:list text:style-name="L29">
              <text:list-item>
                <text:list>
                  <text:list-header>
                    <text:p text:style-name="P16"><text:span text:style-name="T2"><text:s text:c="2"/></text:span><text:span text:style-name="T2">malloc(s)</text:span></text:p>
                    <text:p text:style-name="P16"><text:span text:style-name="T2"><text:s text:c="4"/></text:span><text:span text:style-name="T2">n = </text:span><text:span text:style-name="T47"></text:span><text:span text:style-name="T2">s / sizeof(int)</text:span><text:span text:style-name="T47"></text:span></text:p>
                  </text:list-header>
                </text:list>
              </text:list-item>
            </text:list>
          </draw:text-box>
        </draw:frame>
        <draw:custom-shape draw:style-name="gr20" draw:text-style-name="P2" draw:layer="layout" svg:width="2.117cm" svg:height="0.847cm" svg:x="7.408cm" svg:y="12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117cm" svg:height="4.445cm" svg:x="7.408cm" svg:y="12.9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846cm" svg:height="4.234cm" svg:x="5.927cm" svg:y="13.12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2" draw:layer="layout" svg:width="3.851cm" svg:height="2.039cm" svg:x="2.356cm" svg:y="14.605cm">
          <text:list text:style-name="L30">
            <text:list-header>
              <text:p text:style-name="P10"><text:span text:style-name="T48">n</text:span><text:span text:style-name="T49"> words</text:span></text:p>
              <text:p text:style-name="P10"><text:span text:style-name="T50">of user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0.972cm" svg:height="1.277cm" svg:x="8.049cm" svg:y="11.853cm">
          <text:list text:style-name="L30">
            <text:list-header>
              <text:p text:style-name="P10"><text:span text:style-name="T48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0.846cm" svg:height="1.058cm" svg:x="5.927cm" svg:y="12.06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2" draw:layer="layout" svg:width="3.846cm" svg:height="1.658cm" svg:x="2.356cm" svg:y="11.853cm">
          <text:list text:style-name="L30">
            <text:list-header>
              <text:p text:style-name="P10"><text:span text:style-name="T49">1 word</text:span></text:p>
              <text:p text:style-name="P17"><text:span text:style-name="T50">of overh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3.335cm" svg:height="2.978cm" svg:x="10.583cm" svg:y="7.832cm">
          <text:list text:style-name="L31">
            <text:list-item>
              <text:list>
                <text:list-header>
                  <text:p text:style-name="P18"><text:span text:style-name="T51">free(p)</text:span></text:p>
                  <text:p text:style-name="P18"><text:span text:style-name="T51"><text:s text:c="3"/></text:span><text:span text:style-name="T51">put p into linked list of free objects</text:span></text:p>
                </text:list-header>
              </text:list>
            </text:list-item>
          </text:list>
          <text:list text:style-name="L32">
            <text:list-item>
              <text:list>
                <text:list-header>
                  <text:p text:style-name="P18"><text:span text:style-name="T52"><text:s text:c="2"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.117cm" svg:height="0.847cm" svg:x="16.933cm" svg:y="12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117cm" svg:height="4.445cm" svg:x="16.933cm" svg:y="12.9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972cm" svg:height="1.277cm" svg:x="17.574cm" svg:y="11.853cm">
          <text:list text:style-name="L30">
            <text:list-header>
              <text:p text:style-name="P10"><text:span text:style-name="T48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2" draw:text-style-name="P7" draw:layer="layout" svg:x1="14.817cm" svg:y1="13.334cm" svg:x2="16.722cm" svg:y2="12.487cm">
          <text:p/>
        </draw:line>
        <draw:line draw:style-name="gr22" draw:text-style-name="P7" draw:layer="layout" svg:x1="17.992cm" svg:y1="13.334cm" svg:x2="21.378cm" svg:y2="12.487cm">
          <text:p/>
        </draw:line>
        <draw:custom-shape draw:style-name="gr20" draw:text-style-name="P2" draw:layer="layout" svg:width="2.117cm" svg:height="0.846cm" svg:x="16.933cm" svg:y="12.912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1.905cm" svg:y1="13.547cm" svg:x2="7.197cm" svg:y2="13.335cm">
          <text:p/>
        </draw:line>
        <presentation:notes draw:style-name="dp2">
          <draw:page-thumbnail draw:layer="layout" svg:width="13.428cm" svg:height="10.072cm" svg:x="3.545cm" svg:y="1.967cm" draw:page-number="3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ing Malloc and Fre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2">Using Malloc and Free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9"><text:span text:style-name="T2">Type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3">void*</text:span><text:span text:style-name="T2">: generic pointer to any type (can be converted to other types)</text:span></text:p>
                  </text:list-item>
                  <text:list-item>
                    <text:p text:style-name="P20"><text:span text:style-name="T3">size_t</text:span><text:span text:style-name="T2">: unsigned integer type returned by </text:span><text:span text:style-name="T3">sizeof()</text:span></text:p>
                  </text:list-item>
                </text:list>
              </text:list-item>
            </text:list>
            <text:list text:style-name="L33">
              <text:list-item>
                <text:p text:style-name="P19"><text:span text:style-name="T3">void* malloc(size_t size)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2">Returns a pointer to space of size </text:span><text:span text:style-name="T3">size</text:span></text:p>
                  </text:list-item>
                  <text:list-item>
                    <text:p text:style-name="P20"><text:span text:style-name="T2">… </text:span><text:span text:style-name="T2">or </text:span><text:span text:style-name="T3">NULL</text:span><text:span text:style-name="T2"> if the request cannot be satisfied</text:span></text:p>
                  </text:list-item>
                  <text:list-item>
                    <text:p text:style-name="P20"><text:span text:style-name="T2">E.g., </text:span><text:span text:style-name="T3">int* x = (int *) malloc(sizeof(int));</text:span></text:p>
                  </text:list-item>
                </text:list>
              </text:list-item>
            </text:list>
            <text:list text:style-name="L33">
              <text:list-item>
                <text:p text:style-name="P19"><text:span text:style-name="T3">void* calloc(size_t nobj, size_t size)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2">Returns a pointer to space for array of </text:span><text:span text:style-name="T3">nobj</text:span><text:span text:style-name="T2"> objects of size </text:span><text:span text:style-name="T3">size</text:span></text:p>
                  </text:list-item>
                  <text:list-item>
                    <text:p text:style-name="P20"><text:span text:style-name="T2">… </text:span><text:span text:style-name="T2">or </text:span><text:span text:style-name="T3">NULL</text:span><text:span text:style-name="T2"> if the request cannot be satisfied</text:span></text:p>
                  </text:list-item>
                  <text:list-item>
                    <text:p text:style-name="P20"><text:span text:style-name="T2">Bytes are initialized to 0</text:span></text:p>
                  </text:list-item>
                </text:list>
              </text:list-item>
            </text:list>
            <text:list text:style-name="L33">
              <text:list-item>
                <text:p text:style-name="P19"><text:span text:style-name="T3">void free(void* p)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2">Deallocate the space pointed to by the pointer</text:span><text:span text:style-name="T3"> p</text:span></text:p>
                  </text:list-item>
                  <text:list-item>
                    <text:p text:style-name="P20"><text:span text:style-name="T2">Pointer </text:span><text:span text:style-name="T3">p</text:span><text:span text:style-name="T2"> must be pointer to space previously allocated</text:span></text:p>
                  </text:list-item>
                  <text:list-item>
                    <text:p text:style-name="P20"><text:span text:style-name="T2">Do nothing if </text:span><text:span text:style-name="T3">p</text:span><text:span text:style-name="T2"> is </text:span><text:span text:style-name="T3">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3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ing realloc and (never) alloca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2">Using realloc and (never) alloca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3">
              <text:list-item>
                <text:p text:style-name="P21"><text:span text:style-name="T3">void* realloc(void* ptr, size_t size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“</text:span><text:span text:style-name="T2">Grows” the allocated buffer</text:span></text:p>
                  </text:list-item>
                  <text:list-item>
                    <text:p text:style-name="P5"><text:span text:style-name="T2">Moves/copies the data if old space insufficient</text:span></text:p>
                  </text:list-item>
                  <text:list-item>
                    <text:p text:style-name="P5"><text:span text:style-name="T2">… </text:span><text:span text:style-name="T2">or </text:span><text:span text:style-name="T3">NULL</text:span><text:span text:style-name="T2"> if the request cannot be satisfied</text:span></text:p>
                  </text:list-item>
                </text:list>
              </text:list-item>
            </text:list>
            <text:list text:style-name="L33">
              <text:list-item>
                <text:p text:style-name="P21"><text:span text:style-name="T3">void* alloca(size_t size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3">Not guaranteed to exist (not in any official standard)</text:span></text:p>
                  </text:list-item>
                  <text:list-item>
                    <text:p text:style-name="P5"><text:span text:style-name="T2">Allocates space on local stack frame</text:span></text:p>
                  </text:list-item>
                  <text:list-item>
                    <text:p text:style-name="P5"><text:span text:style-name="T2">Space automatically freed when function exits</text:span></text:p>
                  </text:list-item>
                  <text:list-item>
                    <text:p text:style-name="P5"><text:span text:style-name="T2">Particularly useful for following:</text:span></text:p>
                  </text:list-item>
                </text:list>
              </text:list-item>
            </text:list>
            <text:list text:style-name="L29">
              <text:list-item>
                <text:list>
                  <text:list-header>
                    <text:p text:style-name="P22"><text:span text:style-name="T3"><text:tab/></text:span><text:span text:style-name="T3">int calc(int numItems) {</text:span></text:p>
                    <text:p text:style-name="P22"><text:span text:style-name="T3"><text:tab/></text:span><text:span text:style-name="T3"><text:tab/></text:span><text:span text:style-name="T3">int items[numItems]; </text:span></text:p>
                    <text:p text:style-name="P22"><text:span text:style-name="T3"><text:tab/></text:span><text:span text:style-name="T3"><text:tab/></text:span><text:span text:style-name="T3">int *items = alloca(numItems * sizeof(int));</text:span></text:p>
                    <text:p text:style-name="P22"><text:span text:style-name="T3"><text:tab/></text:span><text:span text:style-name="T3">}</text:span></text:p>
                  </text:list-header>
                </text:list>
              </text:list-item>
            </text:list>
          </draw:text-box>
        </draw:frame>
        <draw:line draw:style-name="gr23" draw:text-style-name="P7" draw:layer="layout" svg:x1="3.598cm" svg:y1="14.182cm" svg:x2="12.912cm" svg:y2="13.97cm">
          <text:p/>
        </draw:line>
        <presentation:notes draw:style-name="dp2">
          <draw:page-thumbnail draw:layer="layout" svg:width="13.428cm" svg:height="10.072cm" svg:x="3.545cm" svg:y="1.967cm" draw:page-number="3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Examples Motivating Realloc()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2">Examples Motivating Realloc()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2">Example programming task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Read text consisting of multiple lines (ending in ‘\n’)</text:span></text:p>
                  </text:list-item>
                  <text:list-item>
                    <text:p text:style-name="P5"><text:span text:style-name="T2">Print the lines in alphabetical order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uppose you don’t know the maximum line size in advanc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uld pick a maximum line size in advance</text:span></text:p>
                  </text:list-item>
                  <text:list-item>
                    <text:p text:style-name="P5"><text:span text:style-name="T2">E.g., #define MAXCHAR 200</text:span></text:p>
                  </text:list-item>
                  <text:list-item>
                    <text:p text:style-name="P5"><text:span text:style-name="T2">But, what if you need to read and store a longer line?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And you don’t know the number of lines in advanc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uld pick a maximum number of lines in advance</text:span></text:p>
                  </text:list-item>
                  <text:list-item>
                    <text:p text:style-name="P5"><text:span text:style-name="T2">E.g., #define MAXLINE 10000</text:span></text:p>
                  </text:list-item>
                  <text:list-item>
                    <text:p text:style-name="P5"><text:span text:style-name="T2">But, what if the input has more lines than this?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Better to (re)allocate more memory as you go along</text:span></text:p>
              </text:list-item>
            </text:list>
          </draw:text-box>
        </draw:frame>
        <presentation:notes draw:style-name="dp3">
          <draw:page-thumbnail draw:style-name="gr24" draw:layer="layout" svg:width="13.428cm" svg:height="10.073cm" svg:x="3.545cm" svg:y="1.967cm" draw:page-number="34" presentation:class="page"/>
          <draw:frame presentation:style-name="pr8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rinting Chars in Reverse Order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Printing Chars in Reverse Order</text:p>
              </text:list-header>
            </text:list>
          </draw:text-box>
        </draw:frame>
        <draw:custom-shape draw:style-name="gr15" draw:text-style-name="P2" draw:layer="layout" svg:width="23.284cm" svg:height="13.123cm" svg:x="1.693cm" svg:y="3.81cm">
          <text:list text:style-name="L6">
            <text:list-header>
              <text:p text:style-name="P12"><text:span text:style-name="T54">#define MAXCHAR 1000</text:span></text:p>
              <text:p text:style-name="P12"><text:span text:style-name="T54"/></text:p>
              <text:p text:style-name="P12"><text:span text:style-name="T54">int main(void) {</text:span></text:p>
              <text:p text:style-name="P12"><text:span text:style-name="T54"><text:s text:c="2"/></text:span><text:span text:style-name="T54">char a[MAXCHAR]; </text:span></text:p>
              <text:p text:style-name="P23"><text:span text:style-name="T54"><text:s text:c="2"/></text:span><text:span text:style-name="T54">int i, c;</text:span></text:p>
              <text:p text:style-name="P23"><text:span text:style-name="T54"><text:s text:c="2"/></text:span><text:span text:style-name="T54">for (i=0; i&lt;MAXCHAR &amp;&amp; ((c=getchar()) != EOF); i++)</text:span></text:p>
              <text:p text:style-name="P23"><text:span text:style-name="T54"><text:s text:c="5"/></text:span><text:span text:style-name="T54">a[i] = c;</text:span></text:p>
              <text:p text:style-name="P23"><text:span text:style-name="T54"><text:s text:c="2"/></text:span></text:p>
              <text:p text:style-name="P23"><text:span text:style-name="T54"><text:s text:c="2"/></text:span><text:span text:style-name="T54">while (i &gt; 0)</text:span></text:p>
              <text:p text:style-name="P23"><text:span text:style-name="T54"><text:s text:c="5"/></text:span><text:span text:style-name="T54">putchar(a[--i]);</text:span></text:p>
              <text:p text:style-name="P23"><text:span text:style-name="T54"><text:s text:c="2"/></text:span><text:span text:style-name="T54">putchar('\n');</text:span></text:p>
              <text:p text:style-name="P23"><text:span text:style-name="T54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nd Again With Realloc()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2">And Again With Realloc()</text:span></text:p>
              </text:list-header>
            </text:list>
          </draw:text-box>
        </draw:frame>
        <draw:custom-shape draw:style-name="gr15" draw:text-style-name="P2" draw:layer="layout" svg:width="23.284cm" svg:height="14.605cm" svg:x="1.693cm" svg:y="3.81cm">
          <text:list text:style-name="L6">
            <text:list-header>
              <text:p text:style-name="P24"><text:span text:style-name="T54">#define INIT_SIZE 5</text:span></text:p>
              <text:p text:style-name="P24"><text:span text:style-name="T54"/></text:p>
              <text:p text:style-name="P24"><text:span text:style-name="T54">int main(void) { </text:span></text:p>
              <text:p text:style-name="P24"><text:span text:style-name="T54"><text:s text:c="2"/></text:span><text:span text:style-name="T54">char* a;</text:span></text:p>
              <text:p text:style-name="P25"><text:span text:style-name="T54"><text:s text:c="2"/></text:span><text:span text:style-name="T54">int i, c, size=INIT_SIZE;</text:span></text:p>
              <text:p text:style-name="P26"><text:span text:style-name="T54"><text:s text:c="2"/></text:span><text:span text:style-name="T54">a = (char *) </text:span><text:span text:style-name="T55">malloc</text:span><text:span text:style-name="T54">(size * sizeof(char));</text:span></text:p>
              <text:p text:style-name="P27"><text:span text:style-name="T54"><text:s text:c="2"/></text:span><text:span text:style-name="T54">for (i=0; ((c=getchar()) != EOF); i++) {</text:span></text:p>
              <text:p text:style-name="P27"><text:span text:style-name="T54"><text:s text:c="4"/></text:span><text:span text:style-name="T54">if (i &gt;= size) {</text:span></text:p>
              <text:p text:style-name="P27"><text:span text:style-name="T54"><text:s text:c="8"/></text:span><text:span text:style-name="T54">size *= 2;</text:span></text:p>
              <text:p text:style-name="P27"><text:span text:style-name="T54"><text:s text:c="8"/></text:span><text:span text:style-name="T54">a = (char *) </text:span><text:span text:style-name="T55">realloc</text:span><text:span text:style-name="T54">(a, size * sizeof(char));</text:span></text:p>
              <text:p text:style-name="P27"><text:span text:style-name="T54"><text:s text:c="4"/></text:span><text:span text:style-name="T54">}</text:span></text:p>
              <text:p text:style-name="P27"><text:span text:style-name="T54"><text:s text:c="4"/></text:span><text:span text:style-name="T54">a[i] = c;</text:span></text:p>
              <text:p text:style-name="P27"><text:span text:style-name="T54"><text:s text:c="2"/></text:span><text:span text:style-name="T54">}</text:span></text:p>
              <text:p text:style-name="P28"><text:span text:style-name="T54"><text:s text:c="2"/>…</text:span></text:p>
              <text:p text:style-name="P29"><text:span text:style-name="T54"><text:s text:c="2"/></text:span><text:span text:style-name="T55">free</text:span><text:span text:style-name="T54">(a);</text:span></text:p>
              <text:p text:style-name="P30"><text:span text:style-name="T54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4" draw:layer="layout" svg:width="13.428cm" svg:height="10.073cm" svg:x="3.545cm" svg:y="1.967cm" draw:page-number="36" presentation:class="page"/>
          <draw:frame presentation:style-name="pr8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void Leaking Memory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Avoid Leaking Memo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Memory leaks “lose” references to dynamic memory</text:p>
              </text:list-item>
            </text:list>
          </draw:text-box>
        </draw:frame>
        <draw:custom-shape draw:style-name="gr15" draw:text-style-name="P2" draw:layer="layout" svg:width="22.225cm" svg:height="13.123cm" svg:x="1.693cm" svg:y="5.08cm">
          <text:list text:style-name="L6">
            <text:list-header>
              <text:p text:style-name="P12"><text:span text:style-name="T35">int f(void)</text:span></text:p>
              <text:p text:style-name="P12"><text:span text:style-name="T35">{</text:span></text:p>
              <text:p text:style-name="P12"><text:span text:style-name="T35"><text:s text:c="4"/></text:span><text:span text:style-name="T35">char* p;</text:span></text:p>
              <text:p text:style-name="P12"><text:span text:style-name="T35"><text:s text:c="4"/></text:span><text:span text:style-name="T35">p = (char *) malloc(8 * sizeof(char));</text:span></text:p>
              <text:p text:style-name="P12"><text:span text:style-name="T35"><text:s text:c="4"/>…</text:span></text:p>
              <text:p text:style-name="P12"><text:span text:style-name="T35"><text:s text:c="4"/></text:span><text:span text:style-name="T35">return 0;</text:span></text:p>
              <text:p text:style-name="P12"><text:span text:style-name="T35">}</text:span></text:p>
              <text:p text:style-name="P12"><text:span text:style-name="T35"/></text:p>
              <text:p text:style-name="P12"><text:span text:style-name="T35">int main(void) {</text:span></text:p>
              <text:p text:style-name="P12"><text:span text:style-name="T35"><text:s text:c="4"/></text:span><text:span text:style-name="T35">f();</text:span></text:p>
              <text:p text:style-name="P12"><text:span text:style-name="T35"><text:s text:c="4"/>…</text:span></text:p>
              <text:p text:style-name="P12"><text:span text:style-name="T35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void Dangling Pointer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Avoid Dangling Pointer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Dangling pointers point to data that’s not there anymore</text:p>
              </text:list-item>
            </text:list>
          </draw:text-box>
        </draw:frame>
        <draw:custom-shape draw:style-name="gr15" draw:text-style-name="P2" draw:layer="layout" svg:width="22.225cm" svg:height="13.123cm" svg:x="1.693cm" svg:y="5.08cm">
          <text:list text:style-name="L6">
            <text:list-header>
              <text:p text:style-name="P12"><text:span text:style-name="T35">char *f(void)</text:span></text:p>
              <text:p text:style-name="P12"><text:span text:style-name="T35">{</text:span></text:p>
              <text:p text:style-name="P12"><text:span text:style-name="T35"><text:s text:c="4"/></text:span><text:span text:style-name="T35">char p[8];</text:span></text:p>
              <text:p text:style-name="P12"><text:span text:style-name="T35"><text:s text:c="4"/></text:span></text:p>
              <text:p text:style-name="P12"><text:span text:style-name="T35"><text:s text:c="4"/>…</text:span></text:p>
              <text:p text:style-name="P12"><text:span text:style-name="T35"><text:s text:c="4"/></text:span><text:span text:style-name="T35">return p;</text:span></text:p>
              <text:p text:style-name="P12"><text:span text:style-name="T35">}</text:span></text:p>
              <text:p text:style-name="P12"><text:span text:style-name="T35"/></text:p>
              <text:p text:style-name="P12"><text:span text:style-name="T35">int main(void) {</text:span></text:p>
              <text:p text:style-name="P12"><text:span text:style-name="T35"><text:s text:c="4"/></text:span><text:span text:style-name="T35">char *res = f();</text:span></text:p>
              <text:p text:style-name="P12"><text:span text:style-name="T35"><text:s text:c="4"/>…</text:span></text:p>
              <text:p text:style-name="P12"><text:span text:style-name="T35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Debugging Malloc Problem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2">Debugging Malloc Problems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2">Symptom: “random” failures, especially on call retur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rrupted the stack frame return info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ymptom: calls to malloc/free fail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rrupted the malloc bookkeeping data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ymptom: program magically works if printf inserte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rrupted storage space in stack fram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“</text:span><text:span text:style-name="T2">Debugging” mallocs exis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Doing “man malloc” on Linux reveals MALLOC_CHECK_</text:span></text:p>
                  </text:list-item>
                  <text:list-item>
                    <text:p text:style-name="P5"><text:span text:style-name="T2">Searching “debug malloc” yields dmalloc, other libraries</text:span></text:p>
                  </text:list-item>
                  <text:list-item>
                    <text:p text:style-name="P5"><text:span text:style-name="T2">Larger problems: valgrind, electric fence, etc.</text:span></text:p>
                    <text:p text:style-name="P5"><text:span text:style-name="T2"/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3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ummary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ummar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2">Five types of memory for variables</text:span></text:p>
              </text:list-item>
            </text:list>
            <text:list text:style-name="L34">
              <text:list-item>
                <text:list>
                  <text:list-item>
                    <text:p text:style-name="P5"><text:span text:style-name="T13">Text</text:span><text:span text:style-name="T2">: code, constant data (constant data in rodata on hats)</text:span></text:p>
                  </text:list-item>
                </text:list>
              </text:list-item>
            </text:list>
            <text:list text:style-name="L35">
              <text:list-item>
                <text:list>
                  <text:list-item>
                    <text:p text:style-name="P5"><text:span text:style-name="T15">Data</text:span><text:span text:style-name="T2">: initialized global &amp; static variables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p text:style-name="P5"><text:span text:style-name="T16">BSS</text:span><text:span text:style-name="T2">: uninitialized global &amp; static variables</text:span></text:p>
                  </text:list-item>
                </text:list>
              </text:list-item>
            </text:list>
            <text:list text:style-name="L37">
              <text:list-item>
                <text:list>
                  <text:list-item>
                    <text:p text:style-name="P5"><text:span text:style-name="T19">Heap</text:span><text:span text:style-name="T2">: dynamic memory</text:span></text:p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p text:style-name="P5"><text:span text:style-name="T24">Stack</text:span><text:span text:style-name="T2">: local variabl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Important to understand differences betwee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Allocation: space allocated</text:span></text:p>
                  </text:list-item>
                  <text:list-item>
                    <text:p text:style-name="P5"><text:span text:style-name="T2">Initialization: initial value, if any</text:span></text:p>
                  </text:list-item>
                  <text:list-item>
                    <text:p text:style-name="P5"><text:span text:style-name="T2">Deallocation: space reclaime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Understanding memory allocation is importan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Make efficient use of memory</text:span></text:p>
                  </text:list-item>
                  <text:list-item>
                    <text:p text:style-name="P5"><text:span text:style-name="T2">Avoid “memory leaks” from dangling 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4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9" draw:display-name="msArrowOpenEnd 9" svg:viewBox="0 0 426 426" svg:d="m213 0 213 388-64 38-149-273-149 273-64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graphic-properties>
        <text:list-style style:name="Varsayılan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graphic-properties>
        <text:list-style style:name="Başlık1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8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9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gr10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3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4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5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6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fo:language="en" fo:country="US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 draw:page-number="2"/>
      <draw:page-thumbnail draw:layer="backgroundobjects" svg:width="8.659cm" svg:height="6.494cm" svg:x="1cm" svg:y="17.755cm" draw:page-number="3"/>
      <draw:page-thumbnail draw:layer="backgroundobjects" svg:width="8.659cm" svg:height="6.494cm" svg:x="10.66cm" svg:y="2.419cm" draw:page-number="4"/>
      <draw:page-thumbnail draw:layer="backgroundobjects" svg:width="8.659cm" svg:height="6.494cm" svg:x="10.66cm" svg:y="10.087cm" draw:page-number="5"/>
      <draw:page-thumbnail draw:layer="backgroundobjects" svg:width="8.659cm" svg:height="6.494cm" svg:x="10.66cm" svg:y="17.755cm" draw:page-number="6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5.24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draw:style-name="Mg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draw:style-name="Mg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draw:style-name="Mg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draw:style-name="Mg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2" draw:text-style-name="MP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3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presentation:style-name="Mpr4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Başlık1-title" draw:layer="backgroundobjects" svg:width="13.428cm" svg:height="10.073cm" svg:x="3.545cm" svg:y="1.967cm" presentation:class="page"/>
        <draw:frame presentation:style-name="Başlık1-notes" draw:layer="backgroundobjects" svg:width="14.75cm" svg:height="11.797cm" svg:x="2.752cm" svg:y="12.775cm" presentation:class="notes" presentation:placeholder="true">
          <draw:text-box/>
        </draw:frame>
        <draw:frame presentation:style-name="Mpr5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presentation:style-name="Mpr6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Jennifer Rexford</dc:creator>
    <dc:date>2008-02-18T02:08:45</dc:date>
    <meta:editing-cycles>297</meta:editing-cycles>
    <meta:editing-duration>PT352H58M14S</meta:editing-duration>
    <meta:document-statistic meta:object-count="719"/>
    <meta:generator>OpenOffice.org/3.2$Linux OpenOffice.org_project/320m19$Build-9505</meta:generator>
  </office:meta>
</office:document-meta>
</file>